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49.24pt"/>
    </style:style>
    <style:style style:name="co2" style:family="table-column">
      <style:table-column-properties fo:break-before="auto" style:column-width="348.41pt"/>
    </style:style>
    <style:style style:name="co3" style:family="table-column">
      <style:table-column-properties fo:break-before="auto" style:column-width="69.85pt"/>
    </style:style>
    <style:style style:name="co4" style:family="table-column">
      <style:table-column-properties fo:break-before="auto" style:column-width="84.1pt"/>
    </style:style>
    <style:style style:name="co5" style:family="table-column">
      <style:table-column-properties fo:break-before="auto" style:column-width="89.66pt"/>
    </style:style>
    <style:style style:name="co6" style:family="table-column">
      <style:table-column-properties fo:break-before="auto" style:column-width="80.16pt"/>
    </style:style>
    <style:style style:name="co7" style:family="table-column">
      <style:table-column-properties fo:break-before="auto" style:column-width="144.45pt"/>
    </style:style>
    <style:style style:name="co8" style:family="table-column">
      <style:table-column-properties fo:break-before="auto" style:column-width="322.24pt"/>
    </style:style>
    <style:style style:name="co9" style:family="table-column">
      <style:table-column-properties fo:break-before="auto" style:column-width="244.4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8.74pt" fo:break-before="auto" style:use-optimal-row-height="false"/>
    </style:style>
    <style:style style:name="ro3" style:family="table-row">
      <style:table-row-properties style:row-height="15.76pt" fo:break-before="auto" style:use-optimal-row-height="false"/>
    </style:style>
    <style:style style:name="ta1" style:family="table" style:master-page-name="PageStyle_5f_Official_20_Collections">
      <style:table-properties table:display="true" style:writing-mode="lr-tb"/>
    </style:style>
    <style:style style:name="ta2" style:family="table" style:master-page-name="PageStyle_5f_Unofficial_20_Collections">
      <style:table-properties table:display="true" style:writing-mode="lr-tb"/>
    </style:style>
    <style:style style:name="ta3" style:family="table" style:master-page-name="PageStyle_5f_To_20_Be_20_Added">
      <style:table-properties table:display="true" style:writing-mode="lr-tb"/>
    </style:style>
    <style:style style:name="ce1" style:family="table-cell" style:parent-style-name="Default">
      <style:table-cell-properties fo:background-color="#ffe5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name-complex="Trebuchet MS" style:font-size-complex="12pt" style:font-style-complex="normal" style:font-weight-complex="bold"/>
    </style:style>
    <style:style style:name="ce2" style:family="table-cell" style:parent-style-name="Default">
      <style:table-cell-properties fo:background-color="#1c458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9f8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d2cbe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7dac6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d0e6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b0d1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ackground-color="#9f8fcc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e8e7f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d2cbe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ackground-color="#7dac6a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d0e6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b0d1a2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9f8f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e8e7f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d2cbe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7dac6a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d0e6c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ackground-color="#b0d1a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Animated&quot;;&quot;Live-Action&quot;;&quot;Both&quot;)" table:allow-empty-cell="true" table:display-list="unsorted" table:base-cell-address="'Official Collections'.D2"/>
        <table:content-validation table:name="val2" table:condition="of:cell-content-is-in-list(&quot;Original&quot;;&quot;Sequel&quot;;&quot;Prequel&quot;;&quot;Remake&quot;;&quot;Reboot&quot;;&quot;Spin-Off&quot;;&quot;TV Movie&quot;;&quot;TV Show&quot;)" table:allow-empty-cell="true" table:display-list="unsorted" table:base-cell-address="'Official Collections'.E2">
          <table:error-message table:message-type="stop" table:display="true"/>
        </table:content-validation>
        <table:content-validation table:name="val3" table:condition="of:cell-content-is-in-list(&quot;Animated&quot;;&quot;Live-Action&quot;;&quot;Both&quot;)" table:allow-empty-cell="true" table:display-list="unsorted" table:base-cell-address="'Unofficial Collections'.D2"/>
        <table:content-validation table:name="val4" table:condition="of:cell-content-is-in-list(&quot;Original&quot;;&quot;Sequel&quot;;&quot;Prequel&quot;;&quot;Remake&quot;;&quot;Reboot&quot;;&quot;Spin-Off&quot;;&quot;TV Movie&quot;;&quot;TV Show&quot;)" table:allow-empty-cell="true" table:display-list="unsorted" table:base-cell-address="'Unofficial Collections'.E2">
          <table:error-message table:message-type="stop" table:display="true"/>
        </table:content-validation>
      </table:content-validations>
      <table:table table:name="Official Collection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llection Name</text:p>
          </table:table-cell>
          <table:table-cell table:style-name="ce1" office:value-type="string" calcext:value-type="string">
            <text:p>Movi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Movie Typ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#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101 Dalmatian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ne Hundred and One Dalmatians</text:p>
          </table:table-cell>
          <table:table-cell table:style-name="ce18" office:value-type="float" office:value="1961" calcext:value-type="float">
            <text:p>196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101 Dalmatians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102 Dalmatians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101 Dalmatians II: Patch's London Adventure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ruella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28 Day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28 Days Later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28 Weeks Later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3 Ninja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3 Ninjas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3 Ninjas Kick Back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3 Ninjas Knuckle Up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3 Ninjas: High Noon at Mega Mountain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30 Days of Nigh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30 Days of Night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30 Days of Night: Dark Days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300​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​300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300: Rise of an Empire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48 H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48 Hrs.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other 48 Hrs.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A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A Better Tomorrow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Better Tomorrow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 Better Tomorrow II</text:p>
          </table:table-cell>
          <table:table-cell table:style-name="ce19" office:value-type="float" office:value="1987" calcext:value-type="float">
            <text:p>198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Better Tomorrow III: Love And Death In Saigon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 Better Tomorrow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Better Tomorrow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 Dog's Purpos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Dog's Purpos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Dog's Journey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 Haunted Hous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Haunted House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 Haunted House 2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 Nightmare on Elm Stree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Nightmare on Elm Street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Nightmare on Elm Street 2: Freddy's Revenge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Nightmare on Elm Street 3: Dream Warriors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Nightmare on Elm Street 4: The Dream Master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Nightmare on Elm Street 5: The Dream Child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reddy's Dead: The Final Nightmare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ew Nightmare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reddy vs. Jason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Nightmare on Elm Street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APU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nther Panchali</text:p>
          </table:table-cell>
          <table:table-cell table:style-name="ce18" office:value-type="float" office:value="1955" calcext:value-type="float">
            <text:p>195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parajito</text:p>
          </table:table-cell>
          <table:table-cell table:style-name="ce19" office:value-type="float" office:value="1956" calcext:value-type="float">
            <text:p>195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World of Apu</text:p>
          </table:table-cell>
          <table:table-cell table:style-name="ce18" office:value-type="float" office:value="1959" calcext:value-type="float">
            <text:p>195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ce Ventur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ce Ventura: Pet Detective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ce Ventura: When Nature Calls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ce Ventura, Jr.: Pet Detective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ddams Famil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alloween with the New Addams Family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Addams Family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ddams Family Values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ddams Family Reunion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Addams Famil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irplane!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irplane!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irplane II: The Sequel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addi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addin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Return of Jafar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addin and the King of Thieves</text:p>
          </table:table-cell>
          <table:table-cell table:style-name="ce18" office:value-type="float" office:value="1996" calcext:value-type="float">
            <text:p>1996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addin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enies</text:p>
          </table:table-cell>
          <table:table-cell table:style-name="ce18" office:value-type="string" calcext:value-type="string">
            <text:p>TBA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lex Cros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iss the Girls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ong Came a Spider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ex Cross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ice in Wonderlan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ice in Wonderland</text:p>
          </table:table-cell>
          <table:table-cell table:style-name="ce18" office:value-type="float" office:value="1951" calcext:value-type="float">
            <text:p>195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ice's Adventures in Wonderland</text:p>
          </table:table-cell>
          <table:table-cell table:style-name="ce19" office:value-type="float" office:value="1972" calcext:value-type="float">
            <text:p>197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reamchild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eco z Alenky</text:p>
          </table:table-cell>
          <table:table-cell table:style-name="ce19" office:value-type="float" office:value="1988" calcext:value-type="float">
            <text:p>198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ice in Wonderlan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ice Through the Looking Glass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lien vs. Predato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ien vs. Predator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iens vs. Predator: Requiem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i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ien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iens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lien³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ien: Resurrection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rometheus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lien: Covenant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ll Dogs Go to Heave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l Dogs Go to Heaven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l Dogs Go to Heaven 2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 All Dogs Christmas Carol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lmight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ruce Almighty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van Almighty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lvin and the Chipmunk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Chipmunk Adventure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Both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vin and the Chipmunks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Both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vin and the Chipmunks: The Squeakquel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Both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vin and the Chipmunks: Chipwrecked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Both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vin and the Chipmunks: The Road Chip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Both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Amazing Spider-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Amazing Spider-Man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Amazing Spider-Man 2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merican Pi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erican Pie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erican Pie 2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erican Wedding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erican Pie Presents: Band Camp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erican Pie Presents: The Naked Mile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erican Pie Presents: Beta House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erican Pie Presents: The Book of Love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erican Reunion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merican Psycho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merican Psycho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merican Psycho 2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mityvil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Horror</text:p>
          </table:table-cell>
          <table:table-cell table:style-name="ce21" office:value-type="float" office:value="1979" calcext:value-type="float">
            <text:p>197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 II: The Possession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ityville 3-D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 4: The Evil Escapes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Curse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: It's About Time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ityville: A New Generation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 Dollhouse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Horror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Amityville Haunting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Asylum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 Death House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Playhouse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: No Escap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ityville: Vanishing Point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Amityville Legacy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Terror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 Exorcism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ityville Prison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: Evil Never Dies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mityville: The Awakening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mityville: Mt. Misery Road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mityville Murders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 American Girl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amantha: An American Girl Holiday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elicity: An American Girl Adventure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olly: An American Girl on the Home Front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it Kittredge: An American Girl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American Girl: Chrissa Stands Strong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 American Girl: McKenna Shoots for the Stars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American Girl: Saige Paints the Sky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 American Girl: Isabelle Dances Into the Spotlight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American Girl: Grace Stirs Up Success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 American Girl Story – Maryellen 1955: Extraordinary Christmas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American Girl Story – Melody 1963: Love Has to Win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 American Girl: Lea to the Rescue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American Girl Story – Ivy &amp; Julie 1976: A Happy Balance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n American Tail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 American Tail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 American Tail: Fievel Goes West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 American Tail: The Treasure Of Manhattan Island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 American Tail: The Mystery Of The Night Monster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 Inconvenient Truth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 Inconvenient Truth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 Inconvenient Sequel: Truth to Power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nalyz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alyze This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alyze That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chor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chorman: The Legend of Ron Burgundy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Wake Up, Ron Burgundy: The Lost Movie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chorman 2: The Legend Continues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nnabel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nabelle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nabelle: Creation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nabelle Comes Home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nt-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t-Man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t-Man and the Wasp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pple Dumpling Gang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pple Dumpling Gang</text:p>
          </table:table-cell>
          <table:table-cell table:style-name="ce21" office:value-type="float" office:value="1975" calcext:value-type="float">
            <text:p>197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Apple Dumpling Gang Rides Again</text:p>
          </table:table-cell>
          <table:table-cell table:style-name="ce22" office:value-type="float" office:value="1979" calcext:value-type="float">
            <text:p>197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pplese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ppleseed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ppleseed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ppleseed: Ex Machina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ppleseed Alpha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rthu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rthur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rthur 2: On the Rocks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tlanti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tlantis: The Lost Empire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tlantis: Milo's Return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tlantis: The Lost Empire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tlas Shrugge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tlas Shrugged: Part I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tlas Shrugged: Part II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tlas Shrugged: Part III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Austin Pow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ustin Powers: International Man of Mystery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ustin Powers: The Spy Who Shagged Me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ustin Powers in Goldmember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Avata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vatar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vatar 2</text:p>
          </table:table-cell>
          <table:table-cell table:style-name="ce22" office:value-type="float" office:value="2021" calcext:value-type="float">
            <text:p>202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vatar 3</text:p>
          </table:table-cell>
          <table:table-cell table:style-name="ce21" office:value-type="float" office:value="2023" calcext:value-type="float">
            <text:p>202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vatar 4</text:p>
          </table:table-cell>
          <table:table-cell table:style-name="ce22" office:value-type="float" office:value="2024" calcext:value-type="float">
            <text:p>202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Aveng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Avengers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vengers: Age of Ultron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vengers: Infinity War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vengers: Endgame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B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Babylon 5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Gathering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bylon 5: In the Beginning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bylon 5: The River of Souls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bylon 5: Thirdspace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bylon 5: A Call to Arms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bylon 5: The Legend of the Rangers: To Live and Die in Starlight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bylon 5: The Lost Tales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ck to the Futur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ck to the Future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ck to the Future Part II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ck to the Future Part III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d Boy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d Boys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d Boys II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d Boys for Life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d Mom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d Moms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 Bad Moms Christmas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d Sant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d Santa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d Santa 2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lto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lto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lto II: Wolf Quest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lto III: Wings of Change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mbi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mbi</text:p>
          </table:table-cell>
          <table:table-cell table:style-name="ce21" office:value-type="float" office:value="1942" calcext:value-type="float">
            <text:p>194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mbi II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rbershop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rbershop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rbershop 2: Back in Business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rbershop: The Next Cut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sic Instinc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sic Instinct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sic Instinct 2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at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tman</text:p>
          </table:table-cell>
          <table:table-cell table:style-name="ce18" office:value-type="float" office:value="1943" calcext:value-type="float">
            <text:p>194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tman and Robin</text:p>
          </table:table-cell>
          <table:table-cell table:style-name="ce19" office:value-type="float" office:value="1949" calcext:value-type="float">
            <text:p>194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tman</text:p>
          </table:table-cell>
          <table:table-cell table:style-name="ce18" office:value-type="float" office:value="1966" calcext:value-type="float">
            <text:p>196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tman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tman Returns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tman Forever</text:p>
          </table:table-cell>
          <table:table-cell table:style-name="ce19" office:value-type="float" office:value="1995" calcext:value-type="float">
            <text:p>199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tman &amp; Robin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tman Begins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Dark Knight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Dark Knight Rises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atman v Superman: Dawn of Justice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atman: Hush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Batman</text:p>
          </table:table-cell>
          <table:table-cell table:style-name="ce18" office:value-type="float" office:value="2021" calcext:value-type="float">
            <text:p>202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eastmast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eastmaster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astmaster 2: Through the Portal of Time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astmaster III: The Eye of Braxus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auty and the Beas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auty and the Beast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eauty and the Beast: The Enchanted Christmas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lle's Magical World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elle's Tales of Friendship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auty and the Beast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eethove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ethoven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ethoven's 2nd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ethoven's 3rd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ethoven's 4th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ethoven's 5th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ethoven's Big Break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ethoven's Christmas Adventur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ethoven's Treasure Tail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for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fore Sunrise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efore Sunset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fore Midnight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erserk: Golden Age Arc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rserk: Golden Age Arc I - The Egg of the King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rserk: Golden Age Arc II - The Battle for Doldrey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rserk: Golden Age Arc III - The Advent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est of the Bes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st of the Best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est of the Best II</text:p>
          </table:table-cell>
          <table:table-cell table:style-name="ce19" office:value-type="float" office:value="1993" calcext:value-type="float">
            <text:p>199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est of the Best 3: No Turning Back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est of the Best 4: Without Warning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everly Hills Cop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verly Hills Cop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verly Hills Cop II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everly Hills Cop III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ig Momma's Hous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ig Momma's House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ig Momma's House 2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ig Momma's: Like Father, Like Son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ill &amp; Te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Bill &amp; T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ill &amp; Ted's Excellent Adventure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ill &amp; Ted's Excellent Adventure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ill &amp; Ted's Bogus Journey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ill &amp; Ted's Bogus Journey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ill &amp; Ted Face the Music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ill &amp; Ted Face the Music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lade Runn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lade Runner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lade Runner 2049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lad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lade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lade II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lade: Trinity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Blue Lago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lue Lagoon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turn to the Blue Lagoon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lue Lagoon: The Awakening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Blues Broth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Blues Brothers</text:p>
          </table:table-cell>
          <table:table-cell table:style-name="ce18" office:value-type="float" office:value="1980" calcext:value-type="float">
            <text:p>198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lues Brothers 2000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Boondock Saint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oondock Saints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Boondock Saints II: All Saints Day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ourn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Bourne Identity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Bourne Supremacy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Bourne Ultimatum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Bourne Legacy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ason Bourne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ridget Jone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ridget Jones's Diary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ridget Jones: The Edge of Reason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ridget Jones's Baby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Bring it 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ring it On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ring it On Again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ring it On: All or Nothing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Bring it On : In It to Win It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Bring it On: Fight to the Finish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Butterfly Effec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utterfly Effect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Butterfly Effect 2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utterfly Effect 3: Revelation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C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Caddyshack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addyshack</text:p>
          </table:table-cell>
          <table:table-cell table:style-name="ce18" office:value-type="float" office:value="1980" calcext:value-type="float">
            <text:p>198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addyshack II</text:p>
          </table:table-cell>
          <table:table-cell table:style-name="ce19" office:value-type="float" office:value="1988" calcext:value-type="float">
            <text:p>198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mp Rock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amp Rock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amp Rock 2: The Final Jam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nnonball Ru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annonball Run</text:p>
          </table:table-cell>
          <table:table-cell table:style-name="ce18" office:value-type="float" office:value="1981" calcext:value-type="float">
            <text:p>198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annonball Run II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eed Zone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tain Americ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aptain America</text:p>
          </table:table-cell>
          <table:table-cell table:style-name="ce21" office:value-type="float" office:value="1944" calcext:value-type="float">
            <text:p>194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aptain America</text:p>
          </table:table-cell>
          <table:table-cell table:style-name="ce22" office:value-type="float" office:value="1979" calcext:value-type="float">
            <text:p>197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aptain America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aptain America: The First Avenger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aptain America: The Winter Soldier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aptain America: Civil Wa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a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ars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ars 2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ars 3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arlie's Angel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harlie's Angels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harlie's Angels: Full Throttl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heaper by the Doz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eaper by the Dozen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eaper by the Dozen 2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hild's Pla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hild's Play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hild's Play 2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hild's Play 3</text:p>
          </table:table-cell>
          <table:table-cell table:style-name="ce21" office:value-type="float" office:value="1991" calcext:value-type="float">
            <text:p>199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ride of Chucky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eed of Chucky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urse of Chucky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ult of Chuck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hild's Play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hildren of the Cor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ildren of the Corn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ildren of the Corn II: The Final Sacrifice</text:p>
          </table:table-cell>
          <table:table-cell table:style-name="ce19" office:value-type="float" office:value="1992" calcext:value-type="float">
            <text:p>199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ildren of the Corn III: Urban Harvest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ildren of the Corn IV: The Gathering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ildren of the Corn V: Fields of Terror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ildren of the Corn 666: Isaac's Return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ildren of the Corn: Revelation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ildren of the Corn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ildren of the Corn: Genesi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ildren of the Corn: Runaway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Chronicles of Narni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Chronicles of Narnia: The Lion, the Witch, and the Wardrobe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Chronicles of Narnia: Prince Caspian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Chronicles of Narnia: The Voyage of the Dawn Treader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Chronicles of Narnia: The Silver Chair</text:p>
          </table:table-cell>
          <table:table-cell table:style-name="ce22" office:value-type="string" calcext:value-type="string">
            <text:p>TBD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Chronicles of Riddick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tch Black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Chronicles of Riddick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iddick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inderell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inderella</text:p>
          </table:table-cell>
          <table:table-cell table:style-name="ce21" office:value-type="float" office:value="1950" calcext:value-type="float">
            <text:p>195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inderella</text:p>
          </table:table-cell>
          <table:table-cell table:style-name="ce22" office:value-type="float" office:value="1977" calcext:value-type="float">
            <text:p>1977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ver After: A Cinderella Story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inderella 2: Dreams Come True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Cinderella Story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Ella Enchanted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inderella 3: A Twist in Time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other Cinderella Story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lle: A Modern Cinderella Tale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Cinderella Story: Once Upon a Song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to the Woods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fter the Ball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inderella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Cinderella Story: If the Shoe Fits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ity Slick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ity Slickers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ity Slickers II: The Legend of Curly's Gold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lash of the Titan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lash of the Titan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Wrath of the Titans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lerk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lerks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hasing Army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lerks II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loverfiel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loverfield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10 Cloverfield Lan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Cloverfield Paradox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Collecto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ollector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Collection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on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onan the Barbarian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onan the Destroyer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onjuring Univers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onjuring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nabelle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onjuring 2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nabelle: Creation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Nun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nnabelle Comes Home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urse of La Llorona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Conjuring 3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rooked Man</text:p>
          </table:table-cell>
          <table:table-cell table:style-name="ce18" office:value-type="string" calcext:value-type="string">
            <text:p>TBA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rank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rank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rank: High Voltag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re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reed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reed II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reepshow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reepshow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reepshow 2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reepshow 3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Crocodile Dunde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rocodile Dundee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Crocodile Dundee II</text:p>
          </table:table-cell>
          <table:table-cell table:style-name="ce19" office:value-type="float" office:value="1988" calcext:value-type="float">
            <text:p>198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rocodile Dundee in Los Angeles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Crood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Croods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Croods 2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Crow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row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Crow: City of Angels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Crow: Salvation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Crow: Wicked Prayer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DC Extended Univers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n of Stee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tman v Superman: Dawn of Justic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uicide Squad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ustice League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Wonder Woman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quaman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ker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zam!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irds of Prey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Flash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Wonder Woman 1984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Batman</text:p>
          </table:table-cell>
          <table:table-cell table:style-name="ce22" office:value-type="float" office:value="2021" calcext:value-type="float">
            <text:p>202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addy's Hom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addy's Home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addy's Home 2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Dark Knigh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tman Begins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Dark Knight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Dark Knight Rises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eadpool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eadpool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adpool 2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nce Upon A Deadpool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eath Wish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ath Wish</text:p>
          </table:table-cell>
          <table:table-cell table:style-name="ce21" office:value-type="float" office:value="1974" calcext:value-type="float">
            <text:p>197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eath Wish II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ath Wish 3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eath Wish 4: The Crackdown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ath Wish V: The Face of Death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eath Wish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elta Forc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Delta Force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lta Force 2: The Colombian Connection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elta Force 3: The Killing Game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escendant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scendant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escendants 2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scendants 3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espicable M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espicable Me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spicable Me 2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inions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spicable Me 3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inions: The Rise of Gru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iary of a Wimpy Ki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iary of a Wimpy Kid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iary of a Wimpy Kid: Rodrick Rules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iary of a Wimpy Kid: Dog Days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iary of a Wimpy Kid: The Long Haul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e Har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ie Hard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ie Hard 2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ie Hard with a Vengeance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ive Free or Die Hard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Good Day to Die Hard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irk Pit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aise the Titanic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ahara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irty Harr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irty Harry</text:p>
          </table:table-cell>
          <table:table-cell table:style-name="ce18" office:value-type="float" office:value="1971" calcext:value-type="float">
            <text:p>197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agnum Force</text:p>
          </table:table-cell>
          <table:table-cell table:style-name="ce19" office:value-type="float" office:value="1973" calcext:value-type="float">
            <text:p>197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Enforcer</text:p>
          </table:table-cell>
          <table:table-cell table:style-name="ce18" office:value-type="float" office:value="1976" calcext:value-type="float">
            <text:p>197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udden Impact</text:p>
          </table:table-cell>
          <table:table-cell table:style-name="ce19" office:value-type="float" office:value="1983" calcext:value-type="float">
            <text:p>198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Dead Pool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ivergen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ivergent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surgent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llegiant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octor Strang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octor Strange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octor Strange in the Multiverse of Madness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r. Dolitt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r. Dolittle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r. Dolittle 2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r. Dolittle 3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r. Dolittle: Tail to the Chief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r. Dolittle: Million Dollar Mutts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ragonhear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ragonheart</text:p>
          </table:table-cell>
          <table:table-cell table:style-name="ce18" office:value-type="float" office:value="1996" calcext:value-type="float">
            <text:p>1996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ragonheart: A New Beginning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table:content-validation-name="val1" office:value-type="string" calcext:value-type="string">
            <text:p>Both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ragonheart 3: The Sorcerer's Curse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Dukes of Hazzar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Dukes of Hazzard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Dukes of Hazzard: The Beginning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Dumb &amp; Dumb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umb and Dumber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umb and Dumberer: When Harry Met Lloyd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umb and Dumber To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umb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umbo</text:p>
          </table:table-cell>
          <table:table-cell table:style-name="ce21" office:value-type="float" office:value="1941" calcext:value-type="float">
            <text:p>194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umbo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E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he Emperor's New Groov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Emperor's New Groove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ronk's New Groove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Equaliz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Equalizer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Equalizer 2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rnes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rnest Goes to Camp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rnest Saves Christmas</text:p>
          </table:table-cell>
          <table:table-cell table:style-name="ce19" office:value-type="float" office:value="1988" calcext:value-type="float">
            <text:p>198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rnest Goes to Jail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rnest Scared Stupid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rnest Rides Again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rnest Goes to School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lam Dunk Ernest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rnest Goes to Africa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rnest in the Army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scape Pl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scape Plan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Escape Plan 2: Hades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scape Plan: The Extractors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Escape from...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scape from New York</text:p>
          </table:table-cell>
          <table:table-cell table:style-name="ce18" office:value-type="float" office:value="1981" calcext:value-type="float">
            <text:p>198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Escape from L.A.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Evil Dea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Evil Dead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Evil Dead II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rmy of Darkness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Evil Dead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Expendabl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Expendables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Expendables 2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Expendables 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F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Fantastic Beast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antastic Beasts and Where To Find Them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antastic Beasts: The Crimes of Grindelwald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antastic Fou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Fantastic Four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antastic Four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antastic Four: Rise of the Silver Surfer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antastic Four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Fast and the Furiou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Fast and the Furious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2 Fast 2 Furious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Fast and the Furious: Tokyo Drift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ast &amp; Furious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ast Fiv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ast &amp; Furious 6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urious 7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Fate of the Furious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ast &amp; Furious Presents: Hobbs &amp; Shaw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ather of the Brid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ather of the Bride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ather of the Bride II</text:p>
          </table:table-cell>
          <table:table-cell table:style-name="ce19" office:value-type="float" office:value="1995" calcext:value-type="float">
            <text:p>199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ifty Shade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ifty Shades of Grey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ifty Shades Darker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ifty Shades Freed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inal Destinati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inal Destination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inal Destination 2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inal Destination 3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Final Destination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inal Destination 5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inding Nem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inding Nemo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inding Dory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letch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letch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letch Lives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Fl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Fly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Fly II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ootloos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ootloose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ootloose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ox and the Houn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Fox and the Hound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Fox and the Hound 2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ree Will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ee Willy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ee Willy 2: The Adventure Home</text:p>
          </table:table-cell>
          <table:table-cell table:style-name="ce19" office:value-type="float" office:value="1995" calcext:value-type="float">
            <text:p>199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ee Willy 3: The Rescue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ee Willy: Escape from Pirate's Cove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ench Connecti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French Connection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rench Connection II</text:p>
          </table:table-cell>
          <table:table-cell table:style-name="ce22" office:value-type="float" office:value="1975" calcext:value-type="float">
            <text:p>197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riday the 13th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day the 13th</text:p>
          </table:table-cell>
          <table:table-cell table:style-name="ce18" office:value-type="float" office:value="1980" calcext:value-type="float">
            <text:p>198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day the 13th Part 2</text:p>
          </table:table-cell>
          <table:table-cell table:style-name="ce19" office:value-type="float" office:value="1981" calcext:value-type="float">
            <text:p>198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day the 13th Part III</text:p>
          </table:table-cell>
          <table:table-cell table:style-name="ce18" office:value-type="float" office:value="1982" calcext:value-type="float">
            <text:p>198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day the 13th: The Final Chapter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day the 13th: A New Beginning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day the 13th Part VI: Jason Lives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day the 13th Part VII: The New Blood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day the 13th Part VIII: Jason Takes Manhattan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ason Goes to Hell: The Final Friday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Jason X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eddy vs. Jason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day the 13th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ida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riday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ext Friday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ast Friday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right Nigh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ght Night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ght Night Part 2</text:p>
          </table:table-cell>
          <table:table-cell table:style-name="ce19" office:value-type="float" office:value="1988" calcext:value-type="float">
            <text:p>198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ight Night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ight Night 2: New Blood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From Dusk Till Daw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rom Dusk Till Dawn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From Dusk Till Dawn 2: Texas Blood Money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Froz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ozen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Olaf's Frozen Adventure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rozen II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G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G.I. Jo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.I. Joe: The Rise of Cobra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.I. Joe: Retaliation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arfiel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arfield As Himself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arfield Holiday Celebrations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Both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arfield Fantasies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arfield Travel Adventures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Both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arfield Holiday Collection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arfield: Nine Lives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Both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et Smar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Nude Bomb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et Smart, Again!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et Smart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host Rid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host Rider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host Rider: Spirit of Vengeance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hostbuste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hostbusters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hostbusters II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hostbusters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hostbusters 2020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Godfath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odfather</text:p>
          </table:table-cell>
          <table:table-cell table:style-name="ce18" office:value-type="float" office:value="1972" calcext:value-type="float">
            <text:p>197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Godfather Part II</text:p>
          </table:table-cell>
          <table:table-cell table:style-name="ce19" office:value-type="float" office:value="1974" calcext:value-type="float">
            <text:p>197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odfather Part III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odzill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</text:p>
          </table:table-cell>
          <table:table-cell table:style-name="ce21" office:value-type="float" office:value="1954" calcext:value-type="float">
            <text:p>195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Raids Again</text:p>
          </table:table-cell>
          <table:table-cell table:style-name="ce22" office:value-type="float" office:value="1955" calcext:value-type="float">
            <text:p>195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ing Kong vs. Godzilla</text:p>
          </table:table-cell>
          <table:table-cell table:style-name="ce21" office:value-type="float" office:value="1962" calcext:value-type="float">
            <text:p>196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hidorah, the Three-Headed Monster</text:p>
          </table:table-cell>
          <table:table-cell table:style-name="ce22" office:value-type="float" office:value="1964" calcext:value-type="float">
            <text:p>196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othra vs. Godzilla</text:p>
          </table:table-cell>
          <table:table-cell table:style-name="ce21" office:value-type="float" office:value="1964" calcext:value-type="float">
            <text:p>196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vasion of Astro-Monster</text:p>
          </table:table-cell>
          <table:table-cell table:style-name="ce22" office:value-type="float" office:value="1965" calcext:value-type="float">
            <text:p>196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birah, Horror of the Deep</text:p>
          </table:table-cell>
          <table:table-cell table:style-name="ce21" office:value-type="float" office:value="1966" calcext:value-type="float">
            <text:p>196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on of Godzilla</text:p>
          </table:table-cell>
          <table:table-cell table:style-name="ce22" office:value-type="float" office:value="1967" calcext:value-type="float">
            <text:p>196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estroy all Monsters</text:p>
          </table:table-cell>
          <table:table-cell table:style-name="ce21" office:value-type="float" office:value="1968" calcext:value-type="float">
            <text:p>196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l Monsters Attack</text:p>
          </table:table-cell>
          <table:table-cell table:style-name="ce22" office:value-type="float" office:value="1969" calcext:value-type="float">
            <text:p>196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Hedorah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Gigan</text:p>
          </table:table-cell>
          <table:table-cell table:style-name="ce22" office:value-type="float" office:value="1972" calcext:value-type="float">
            <text:p>197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Megalon</text:p>
          </table:table-cell>
          <table:table-cell table:style-name="ce21" office:value-type="float" office:value="1973" calcext:value-type="float">
            <text:p>197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Mechagodzilla</text:p>
          </table:table-cell>
          <table:table-cell table:style-name="ce22" office:value-type="float" office:value="1974" calcext:value-type="float">
            <text:p>197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error of Mechagodzilla</text:p>
          </table:table-cell>
          <table:table-cell table:style-name="ce21" office:value-type="float" office:value="1975" calcext:value-type="float">
            <text:p>197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Return of Godzilla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Biollante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King Ghidorah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Mothra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Mechagodzilla II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SpaceGodzilla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Destoroyah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2000: Millennium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vs. Megaguirus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, Mothra, King Ghidorah: Giant Monsters All-Out Attack 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 Against Mechagodzilla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: Tokyo S.O.S.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: Final Wars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in Godzilla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: Planet of the Monsters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: City on the Edge of Battl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: The Planet Eater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dzilla: King of the Monsters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dzilla vs. Kong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oosebump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oosebumps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oosebumps 2: Haunted Halloween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reas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rease</text:p>
          </table:table-cell>
          <table:table-cell table:style-name="ce21" office:value-type="float" office:value="1978" calcext:value-type="float">
            <text:p>197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rease 2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remlin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remlins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Both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remlins 2: The New Batch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Both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rown Up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rown Up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rown Ups 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Grudg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rudge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Grudge 2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rudge 3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Grumpy Old Me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rumpy Old Men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rumpier Old Men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Guardians of the Galax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uardians of the Galaxy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uardians of the Galaxy Vol. 2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uardians of the Galaxy Vol. 3</text:p>
          </table:table-cell>
          <table:table-cell table:style-name="ce18" office:value-type="float" office:value="2022" calcext:value-type="float">
            <text:p>202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H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Hallowee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</text:p>
          </table:table-cell>
          <table:table-cell table:style-name="ce21" office:value-type="float" office:value="1978" calcext:value-type="float">
            <text:p>197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 II</text:p>
          </table:table-cell>
          <table:table-cell table:style-name="ce22" office:value-type="float" office:value="1981" calcext:value-type="float">
            <text:p>198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 III: Season of the Witch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 4: The Return of Michael Myers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 5: The Revenge of Michael Myers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: The Curse of Michael Myers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 H20: 20 Years Later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: Resurrection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 II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lloween Kills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lloween Ends</text:p>
          </table:table-cell>
          <table:table-cell table:style-name="ce21" office:value-type="float" office:value="2021" calcext:value-type="float">
            <text:p>202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Hangov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angover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Hangover Part II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angover Part III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annibal Lect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nhunter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Silence of the Lambs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nnibal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d Dragon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nnibal Rising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appy Death Da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appy Death Day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appy Death Day 2U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appy Fee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ppy Feet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ppy Feet Two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arold &amp; Kuma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arold &amp; Kumar Go to White Castle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arold &amp; Kumar Escape from Guantanamo Bay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Very Harold &amp; Kumar Christma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arry Pott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rry Potter and the Sorcerer's Stone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rry Potter and the Chamber of Secrets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rry Potter and the Prisoner of Azkaban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rry Potter and the Goblet of Fire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rry Potter and the Order of the Phoenix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rry Potter and the Half Blood Princ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arry Potter and the Deathly Hallows: Part 1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arry Potter and the Deathly Hallows: Part 2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ellbo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ellboy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ellboy II: The Golden Army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ellboy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llrais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ellraiser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ellbound: Hellraiser II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ellraiser III: Hell on Earth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ellraiser: Bloodline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ellraiser: Inferno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ellraiser: Hellseeker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ellraiser: Deader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ellraiser: Hellworld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ellraiser: Revelations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erbi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ove Bug</text:p>
          </table:table-cell>
          <table:table-cell table:style-name="ce18" office:value-type="float" office:value="1969" calcext:value-type="float">
            <text:p>196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erbie Rides Again</text:p>
          </table:table-cell>
          <table:table-cell table:style-name="ce19" office:value-type="float" office:value="1974" calcext:value-type="float">
            <text:p>197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erbie Goes to Monte Carlo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erbie Goes Bananas</text:p>
          </table:table-cell>
          <table:table-cell table:style-name="ce19" office:value-type="float" office:value="1980" calcext:value-type="float">
            <text:p>198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ove Bug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erbie: Fully Loaded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igh School Musical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igh School Musical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igh School Musical 2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igh School Musical 3: Senior Year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rpay's Fabulous Adventure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ighland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ighlander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ighlander II: The Quickening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ighlander III: The Sorcerer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ighlander: Endgame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ighlander: The Search for Vengeance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ighlander: The Source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itm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itman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itman: Agent 47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Hobbi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obbit: An Unexpected Journey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Hobbit: The Desolation of Smaug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obbit: The Battle of the Five Armies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ome Alon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me Alone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me Alone 2: Lost in New York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me Alone 3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me Alone 4: Taking Back the House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me Alone: The Holiday Heist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omeward Boun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omeward Bound: The Incredible Journey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meward Bound II: Lost in San Francisco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oney, I Shrunk the Kid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ney, I Shrunk the Kids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ney, I Blew Up the Kid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ney, We Shrunk Ourselves!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orrible Boss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orrible Bosse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rrible Bosses 2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ostel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stel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stel: Part II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stel: Part III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ot Shots!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ot Shots!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t Shots! Part Deux</text:p>
          </table:table-cell>
          <table:table-cell table:style-name="ce19" office:value-type="float" office:value="1993" calcext:value-type="float">
            <text:p>199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ot Tub Time Machin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t Tub Time Machine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t Tub Time Machine 2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Hotel Transylvania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otel Transylvania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tel Transylvania 2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Hotel Transylvania 3: Summer Vacation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tel Transylvania 4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ow to Train Your Drag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w to Train Your Dragon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w to Train Your Dragon 2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w to Train Your Dragon: The Hidden World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Human Conditi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o Greater Love</text:p>
          </table:table-cell>
          <table:table-cell table:style-name="ce18" office:value-type="float" office:value="1959" calcext:value-type="float">
            <text:p>195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oad to Eternity</text:p>
          </table:table-cell>
          <table:table-cell table:style-name="ce19" office:value-type="float" office:value="1959" calcext:value-type="float">
            <text:p>195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Soldier's Prayer</text:p>
          </table:table-cell>
          <table:table-cell table:style-name="ce18" office:value-type="float" office:value="1961" calcext:value-type="float">
            <text:p>196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unchback of Notre Dam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Hunchback of Notre Dame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Hunchback of Notre Dame II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Hunger Gam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unger Games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Hunger Games: Catching Fire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unger Games: Mockingjay - Part 1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Hunger Games: Mockingjay - Part 2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Huntsm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now White and the Huntsman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Huntsman: Winter's Wa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I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I Know What You Did Last Summ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 Know What You Did Last Summer</text:p>
          </table:table-cell>
          <table:table-cell table:style-name="ce18" office:value-type="float" office:value="1997" calcext:value-type="float">
            <text:p>199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 Still Know What You Did Last Summer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'll Always Know What You Did Last Summer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ce Ag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ce Age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ce Age: The Meltdown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ce Age: Dawn of the Dinosaurs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ce Age: Continental Drift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ce Age: Collision Course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 the Name of the King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n the Name of the King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n the Name of the King 2: Two Worlds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n the Name of the King 3: The Last Mission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Incredible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he Incredibl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Incredibles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Incredibles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ncredibles 2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ncredibles 2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ependence Da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dependence Day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dependence Day: Resurgenc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diana Jon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aiders of the Lost Ark</text:p>
          </table:table-cell>
          <table:table-cell table:style-name="ce18" office:value-type="float" office:value="1981" calcext:value-type="float">
            <text:p>198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ndiana Jones and the Temple of Doom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ndiana Jones and the Last Crusade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ndiana Jones and the Kingdom of the Crystal Skull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sidiou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sidiou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sidious: Chapter 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sidious: Chapter 3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sidious: The Last Key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nspector Gadge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nspector Gadget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nspector Gadget 2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to the Blu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to the Blue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nto the Blue 2: The Reef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p 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p Man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p Man 2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p Man 3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aster Z: The Ip Man Legacy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ron Eag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ron Eagle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ron Eagle II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ces: Iron Eagle III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ron Eagle on the Attack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ron 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ron Man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ron Man 2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ron Man 3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roncla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ronclad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Ironclad: Battle for Blood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I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t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It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t Chapter Two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J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Jack Reach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ck Reacher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ck Reacher: Never Go Back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ack Ry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Hunt for Red October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atriot Games</text:p>
          </table:table-cell>
          <table:table-cell table:style-name="ce19" office:value-type="float" office:value="1992" calcext:value-type="float">
            <text:p>199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lear and Present Danger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Sum of All Fears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ack Ryan: Shadow Recruit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ackas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ckass: The Movie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ckass Number Two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ckass 2.5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ckass 3D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ckass 3.5: The Unrated Movi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ckass Presents: Bad Grandpa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ckass Presents: Bad Grandpa .5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ames Bon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r. No</text:p>
          </table:table-cell>
          <table:table-cell table:style-name="ce18" office:value-type="float" office:value="1962" calcext:value-type="float">
            <text:p>196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rom Russia with Love</text:p>
          </table:table-cell>
          <table:table-cell table:style-name="ce19" office:value-type="float" office:value="1963" calcext:value-type="float">
            <text:p>196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oldfinger</text:p>
          </table:table-cell>
          <table:table-cell table:style-name="ce18" office:value-type="float" office:value="1964" calcext:value-type="float">
            <text:p>196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underball</text:p>
          </table:table-cell>
          <table:table-cell table:style-name="ce19" office:value-type="float" office:value="1965" calcext:value-type="float">
            <text:p>196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asino Royale</text:p>
          </table:table-cell>
          <table:table-cell table:style-name="ce18" office:value-type="float" office:value="1967" calcext:value-type="float">
            <text:p>196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You Only Live Twice</text:p>
          </table:table-cell>
          <table:table-cell table:style-name="ce19" office:value-type="float" office:value="1967" calcext:value-type="float">
            <text:p>196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n Her Majesty's Secret Service</text:p>
          </table:table-cell>
          <table:table-cell table:style-name="ce18" office:value-type="float" office:value="1969" calcext:value-type="float">
            <text:p>196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iamonds Are Forever</text:p>
          </table:table-cell>
          <table:table-cell table:style-name="ce19" office:value-type="float" office:value="1971" calcext:value-type="float">
            <text:p>197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ive and Let Die</text:p>
          </table:table-cell>
          <table:table-cell table:style-name="ce18" office:value-type="float" office:value="1973" calcext:value-type="float">
            <text:p>197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an with the Golden Gun</text:p>
          </table:table-cell>
          <table:table-cell table:style-name="ce19" office:value-type="float" office:value="1974" calcext:value-type="float">
            <text:p>197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py Who Loved Me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oonraker</text:p>
          </table:table-cell>
          <table:table-cell table:style-name="ce19" office:value-type="float" office:value="1979" calcext:value-type="float">
            <text:p>197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For Your Eyes Only</text:p>
          </table:table-cell>
          <table:table-cell table:style-name="ce18" office:value-type="float" office:value="1981" calcext:value-type="float">
            <text:p>198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ever Say Never Again</text:p>
          </table:table-cell>
          <table:table-cell table:style-name="ce19" office:value-type="float" office:value="1983" calcext:value-type="float">
            <text:p>198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ctopussy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A View to Kill</text:p>
          </table:table-cell>
          <table:table-cell table:style-name="ce19" office:value-type="float" office:value="1985" calcext:value-type="float">
            <text:p>198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ving Daylights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icense to Kill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oldenEye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omorrow Never Dies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World is Not Enough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ie Another Day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asino Royale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Quantum of Solace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kyfall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ectre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o Time to Die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aw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ws</text:p>
          </table:table-cell>
          <table:table-cell table:style-name="ce21" office:value-type="float" office:value="1975" calcext:value-type="float">
            <text:p>197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ws 2</text:p>
          </table:table-cell>
          <table:table-cell table:style-name="ce22" office:value-type="float" office:value="1978" calcext:value-type="float">
            <text:p>197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ws 3-D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aws: The Revenge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oe Dir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oe Dirt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Joe Dirt 2: Beautiful Loser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ohn Wick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hn Wick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hn Wick: Chapter 2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hn Wick: Chapter 3 – Parabellum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ohnny English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ohnny English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Johnny English Reborn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ohnny English Strikes Again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ourney to the Center of the Earth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urney to the Center of the Earth</text:p>
          </table:table-cell>
          <table:table-cell table:style-name="ce21" office:value-type="float" office:value="1959" calcext:value-type="float">
            <text:p>195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urney to the Center of the Earth</text:p>
          </table:table-cell>
          <table:table-cell table:style-name="ce22" office:value-type="string" calcext:value-type="string">
            <text:p>1967 - 196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 Journey to the Center of the Earth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urney to the Center of the Earth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urney to the Center of the Earth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urney to the Center of the Earth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ules Verne's Amazing Journeys - Journey to the Center of the Earth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urney to the Center of the Earth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ourney 2: The Mysterious Island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Jumanji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umanji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Jumanji: Welcome to the Jungle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Jumanji: The Next Level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 Stree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21 Jump Street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21 Jump Street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22 Jump Street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Jungle Book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Jungle Book</text:p>
          </table:table-cell>
          <table:table-cell table:style-name="ce18" office:value-type="float" office:value="1942" calcext:value-type="float">
            <text:p>194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Jungle Book</text:p>
          </table:table-cell>
          <table:table-cell table:style-name="ce19" office:value-type="float" office:value="1967" calcext:value-type="float">
            <text:p>196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Jungle Book 2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Jungle Book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owgli: Legend of the Jungle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rassic Park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urassic Park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Lost World: Jurassic Park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urassic Park III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urassic World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urassic World: Fallen Kingdom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K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he Karate Ki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Karate Kid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Karate Kid Part II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Karate Kid Part III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Next Karate Kid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Karate Ki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Kick-As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ick-As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Kick-Ass 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ill Bill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ill Bill Vol. 1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ill Bill Vol. 2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Kindergarten Cop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indergarten Cop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Kindergarten Cop 2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ing Kong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ing Kong</text:p>
          </table:table-cell>
          <table:table-cell table:style-name="ce18" office:value-type="float" office:value="1933" calcext:value-type="float">
            <text:p>193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on of Kong</text:p>
          </table:table-cell>
          <table:table-cell table:style-name="ce19" office:value-type="float" office:value="1933" calcext:value-type="float">
            <text:p>193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ing Kong vs. Godzilla</text:p>
          </table:table-cell>
          <table:table-cell table:style-name="ce18" office:value-type="float" office:value="1962" calcext:value-type="float">
            <text:p>196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ing Kong Escapes</text:p>
          </table:table-cell>
          <table:table-cell table:style-name="ce19" office:value-type="float" office:value="1967" calcext:value-type="float">
            <text:p>196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ing Kong</text:p>
          </table:table-cell>
          <table:table-cell table:style-name="ce18" office:value-type="float" office:value="1976" calcext:value-type="float">
            <text:p>197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ing Kong Lives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ighty Kong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ing Kong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ong: King of Atlantis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ong: Return to the Jungle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ong: Skull Island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Godzilla vs. Kong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Kingsm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ingsman: The Secret Service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Kingsman: The Golden Circle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King's Man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Kung Fu Panda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ung Fu Panda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Kung Fu Panda 2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Kung Fu Panda 3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L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Lady and the Tramp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ady and the Tramp</text:p>
          </table:table-cell>
          <table:table-cell table:style-name="ce21" office:value-type="float" office:value="1955" calcext:value-type="float">
            <text:p>195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ady and the Tramp II: Scamp's Adventure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ady and the Tramp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ake Placi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ake Placid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ake Placid 2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ake Placid 3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ake Placid: The Final Chapter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ake Placid vs. Anaconda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ake Placid: Legacy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gally Blond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gally Blonde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egally Blonde 2: Red, White &amp; Blond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gally Blondes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egally Blonde 3</text:p>
          </table:table-cell>
          <table:table-cell table:style-name="ce22" office:value-type="float" office:value="2020" calcext:value-type="float">
            <text:p>20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Lego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ego Movie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Lego Batman Movie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ego Ninjago Movie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Billion Brick Race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ego Movie 2: The Second Part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thal Weap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thal Weapon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ethal Weapon 2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thal Weapon 3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ethal Weapon 4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thal Weapon</text:p>
          </table:table-cell>
          <table:table-cell table:style-name="ce21" office:value-type="string" calcext:value-type="string">
            <text:p>2016 - 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Librari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brarian: Quest for the Spear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Librarian: Return to King Solomon's Mines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brarian: Curse of the Judas Chalice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ilo &amp; Stitch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ilo &amp; Stitch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ilo &amp; Stitch</text:p>
          </table:table-cell>
          <table:table-cell table:style-name="ce22" office:value-type="string" calcext:value-type="string">
            <text:p>2003 - 200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itch! The Movie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ilo &amp; Stitch 2: Stitch Has a Glitch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roy &amp; Stitch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Lion King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on King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imon &amp; Pumbaa</text:p>
          </table:table-cell>
          <table:table-cell table:style-name="ce19" office:value-type="string" calcext:value-type="string">
            <text:p>1995 - 199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on King 2: Simba's Pride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Lion King 1½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Lion King 3: Hakuna Matata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Lion King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Little Mermai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ittle Mermaid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Little Mermaid II: Return to the Sea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ittle Mermaid: Ariel's Beginning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Little Mermaid</text:p>
          </table:table-cell>
          <table:table-cell table:style-name="ce22"/>
          <table:table-cell table:style-name="ce22" table:content-validation-name="val1"/>
          <table:table-cell table:style-name="ce2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Lord Of The Fli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ord Of The Flies</text:p>
          </table:table-cell>
          <table:table-cell table:style-name="ce18" office:value-type="float" office:value="1963" calcext:value-type="float">
            <text:p>196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ord Of The Flies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Lord of the Ring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ord of the Rings: The Fellowship of the Ring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Lord of the Rings: The Two Towers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ord of the Rings: The Return of the King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M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Mad Max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ad Max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Road Warrior</text:p>
          </table:table-cell>
          <table:table-cell table:style-name="ce19" office:value-type="float" office:value="1981" calcext:value-type="float">
            <text:p>198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ad Max: Beyond Thunderdome</text:p>
          </table:table-cell>
          <table:table-cell table:style-name="ce18" office:value-type="float" office:value="1985" calcext:value-type="float">
            <text:p>198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ad Max: Fury Road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adagasca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dagascar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adagascar: Escape 2 Africa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dagascar 3: Europe's Most Wanted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enguins of Madagascar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agic Mik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agic Mike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agic Mike XXL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amma Mia!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mma Mia!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amma Mia! Here We Go Again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Man With No Nam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 Fistful of Dollars</text:p>
          </table:table-cell>
          <table:table-cell table:style-name="ce18" office:value-type="float" office:value="1964" calcext:value-type="float">
            <text:p>196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or a Few Dollars More</text:p>
          </table:table-cell>
          <table:table-cell table:style-name="ce19" office:value-type="float" office:value="1965" calcext:value-type="float">
            <text:p>196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ood, the Bad and the Ugly</text:p>
          </table:table-cell>
          <table:table-cell table:style-name="ce18" office:value-type="float" office:value="1966" calcext:value-type="float">
            <text:p>196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an of Steel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n of Stee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tman v Superman: Dawn of Justic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Marin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arine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arine 2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arine 3: Homefront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arine 4: Moving Target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ary Poppin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ry Poppins</text:p>
          </table:table-cell>
          <table:table-cell table:style-name="ce21" office:value-type="float" office:value="1964" calcext:value-type="float">
            <text:p>196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ary Poppins Returns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Matrix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atrix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Animatrix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atrix Reloaded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atrix Revolutions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Maze Runn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aze Runner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aze Runner: The Scorch Trial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ze Runner: The Death Cure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eatball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eatballs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eatballs Part II</text:p>
          </table:table-cell>
          <table:table-cell table:style-name="ce19" office:value-type="float" office:value="1984" calcext:value-type="float">
            <text:p>198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eatballs III: Summer Job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eatballs 4</text:p>
          </table:table-cell>
          <table:table-cell table:style-name="ce19" office:value-type="float" office:value="1992" calcext:value-type="float">
            <text:p>199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Mechanic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echanic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echanic: Resurrection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eet the Parent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eet the Parents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eet the Fockers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ittle Fockers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en in Black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en in Black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en in Black II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en in Black 3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en in Black: International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exico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El Mariachi</text:p>
          </table:table-cell>
          <table:table-cell table:style-name="ce18" office:value-type="float" office:value="1992" calcext:value-type="float">
            <text:p>199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sperado</text:p>
          </table:table-cell>
          <table:table-cell table:style-name="ce19" office:value-type="float" office:value="1995" calcext:value-type="float">
            <text:p>199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nce Upon a Time in Mexico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Mighty Duck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ighty Ducks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2: The Mighty Ducks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3: The Mighty Ducks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llennium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irl Who Kicked the Hornet's Nest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Girl Who Played with Fire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irl with the Dragon Tattoo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illennium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Girl with the Dragon Tattoo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Girl in the Spider's Web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inion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inion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Yellow is the New Black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inions: The Rise of Gru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iss Congenialit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iss Congeniality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iss Congeniality 2: Armed &amp; Fabulous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ission: Impossib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ission: Impossible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ission: Impossible II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ission: Impossible III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ission: Impossible - Ghost Protocol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ission: Impossible - Rogue Nation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ission: Impossible - Fallout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onsters, Inc.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onsters, Inc.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onsters University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rty Central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onty Pyth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nd Now for Something Completely Different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onty Python and the Holy Grail</text:p>
          </table:table-cell>
          <table:table-cell table:style-name="ce22" office:value-type="float" office:value="1975" calcext:value-type="float">
            <text:p>197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onty Python's Life of Brian</text:p>
          </table:table-cell>
          <table:table-cell table:style-name="ce21" office:value-type="float" office:value="1979" calcext:value-type="float">
            <text:p>197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onty Python Live at the Hollywood Bowl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onty Python's The Meaning of Life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onty Python Live (Mostly)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Mul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ulan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ulan II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ulan</text:p>
          </table:table-cell>
          <table:table-cell table:style-name="ce18" office:value-type="float" office:value="2020" calcext:value-type="float">
            <text:p>202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Mumm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ummy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Mummy Returns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corpion King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Mummy: Tomb of the Dragon Emperor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ummy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Muppet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uppet Movie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Great Muppet Caper</text:p>
          </table:table-cell>
          <table:table-cell table:style-name="ce19" office:value-type="float" office:value="1981" calcext:value-type="float">
            <text:p>198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uppets Take Manhattan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uppet Christmas Carol</text:p>
          </table:table-cell>
          <table:table-cell table:style-name="ce19" office:value-type="float" office:value="1992" calcext:value-type="float">
            <text:p>199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uppet Treasure Island</text:p>
          </table:table-cell>
          <table:table-cell table:style-name="ce18" office:value-type="float" office:value="1996" calcext:value-type="float">
            <text:p>199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uppets from Space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It's a Very Merry Muppet Christmas Movie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Muppets' Wizard of Oz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uppet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uppets Most Wanted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Mythic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ythica: A Quest for Heroes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ythica: The Darkspore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ythica: The Necromancer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ythica: The Godslayer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ythica: The Iron Crown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he Naked Gu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Naked Gun: From the Files of Police Squad!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Naked Gun 2½: The Smell of Fear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aked Gun 33⅓: The Final Insult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anny McPhe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nny McPhee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anny McPhee and the Big Bang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ational Lampoon's Vacati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ational Lampoon's Vacation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ational Lampoon's European Vacation</text:p>
          </table:table-cell>
          <table:table-cell table:style-name="ce19" office:value-type="float" office:value="1985" calcext:value-type="float">
            <text:p>198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ational Lampoon's Christmas Vacation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Vegas Vacation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Christmas Vacation 2: Cousin Eddie's Island Adventure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tel Hell Vacation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Vacation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ational Lampoon'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tional Lampoon's Animal House</text:p>
          </table:table-cell>
          <table:table-cell table:style-name="ce21" office:value-type="float" office:value="1978" calcext:value-type="float">
            <text:p>197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isco Beaver from Outer Space</text:p>
          </table:table-cell>
          <table:table-cell table:style-name="ce22" office:value-type="float" office:value="1979" calcext:value-type="float">
            <text:p>197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lass Reunion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Movie Madness</text:p>
          </table:table-cell>
          <table:table-cell table:style-name="ce22" office:value-type="float" office:value="1982" calcext:value-type="float">
            <text:p>198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tional Lampoon's Vacation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oy of Sex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tional Lampoon's European Vacation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.C. and Stiggs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tional Lampoon's Christmas Vacation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oaded Weapon 1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Attack of the 5 Ft. 2 Women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ast Resort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avorite Deadly Sins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enior Trip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ad's Week Off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Don's Analyst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Vegas Vacation</text:p>
          </table:table-cell>
          <table:table-cell table:style-name="ce21" office:value-type="float" office:value="1997" calcext:value-type="float">
            <text:p>199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lf Punks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en in White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pli-Kate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Van Wilder: Party Liaison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rely Legal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lackball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hristmas Vacation 2: Cousin Eddie's Island Adventur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orm Daze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Gold Diggers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Jake's Booty Call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anksgiving Family Reunion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Going the Distance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Lost Reality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Almost Guys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dam and Eve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attle Call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orm Daze 2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lectric Apricot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ucked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V: The Movie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Beach Party at the Threshold of Hell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Van Wilder 2: The Rise of Taj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gboy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Homo Erectus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pring Break 24/7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otally Baked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ne, Two, Many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atko: The Dictator's Son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obodoc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ansylmania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Van Wilder: Freshman Year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irty Movie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natched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egend of Awesomest Maximus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ational Treasur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ational Treasure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ational Treasure: Book of Secrets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eighbo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eighbors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eighbors 2: Sorority Rising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NeverEnding Stor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NeverEnding Story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NeverEnding Story II: The Next Chapter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NeverEnding Story III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ight at the Museum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ight at the Museum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ight at the Museum: Battle of the Smithsonian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ight at the Museum: Secret of the Tomb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im's Islan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im's Island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turn to Nim's Island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ot Quite Hum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ot Quite Human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ot Quite Human II</text:p>
          </table:table-cell>
          <table:table-cell table:style-name="ce22" office:value-type="float" office:value="1989" calcext:value-type="float">
            <text:p>198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ill Not Quite Human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ow You See M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ow You See Me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ow You See Me 2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Nutty Professo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Nutty Professor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Nutty Professor II: The Klumps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Nymphomaniac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Nymphomaniac: Vol. II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Nymphomaniac: Vol. I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O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Ocean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cean's 11</text:p>
          </table:table-cell>
          <table:table-cell table:style-name="ce21" office:value-type="float" office:value="1960" calcext:value-type="float">
            <text:p>196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cean's Eleven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cean's Twelve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cean's Thirteen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cean's 8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Olympus Has Fall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lympus Has Fallen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ondon Has Fallen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ngel Has Fallen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Open Seas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pen Season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pen Season 2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pen Season 3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Open Season: Scared Silly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P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Pacific Rim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cific Rim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acific Rim Uprising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addingt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addington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Both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addington 2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Both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addington 3</text:p>
          </table:table-cell>
          <table:table-cell table:style-name="ce21" office:value-type="float" office:value="2020" calcext:value-type="float">
            <text:p>2020</text:p>
          </table:table-cell>
          <table:table-cell table:style-name="ce21" table:content-validation-name="val1" office:value-type="string" calcext:value-type="string">
            <text:p>Both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aranormal Activit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ranormal Activity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aranormal Activity 2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ranormal Activity 3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aranormal Activity 4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ranormal Activity: The Marked Ones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aranormal Activity: The Ghost Dimension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aul Blart: Mall Cop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aul Blart: Mall Cop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aul Blart: Mall Cop 2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ercy Jacks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ercy Jackson &amp; the Olympians: The Lightning Thief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ercy Jackson: Sea of Monsters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et Sematar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et Sematary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et Sematary Two</text:p>
          </table:table-cell>
          <table:table-cell table:style-name="ce22" office:value-type="float" office:value="1992" calcext:value-type="float">
            <text:p>199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et Sematary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eter P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eter Pan</text:p>
          </table:table-cell>
          <table:table-cell table:style-name="ce18" office:value-type="float" office:value="1953" calcext:value-type="float">
            <text:p>1953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ook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eter Pan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Finding Neverland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an</text:p>
          </table:table-cell>
          <table:table-cell table:style-name="ce18" office:value-type="float" office:value="2015" calcext:value-type="float">
            <text:p>201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k Panth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Pink Panther</text:p>
          </table:table-cell>
          <table:table-cell table:style-name="ce21" office:value-type="float" office:value="1963" calcext:value-type="float">
            <text:p>196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Shot in the Dark</text:p>
          </table:table-cell>
          <table:table-cell table:style-name="ce22" office:value-type="float" office:value="1964" calcext:value-type="float">
            <text:p>196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Inspector Clouseau</text:p>
          </table:table-cell>
          <table:table-cell table:style-name="ce21" office:value-type="float" office:value="1968" calcext:value-type="float">
            <text:p>196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Return of the Pink Panther</text:p>
          </table:table-cell>
          <table:table-cell table:style-name="ce22" office:value-type="float" office:value="1975" calcext:value-type="float">
            <text:p>197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Pink Panther Strikes Again</text:p>
          </table:table-cell>
          <table:table-cell table:style-name="ce21" office:value-type="float" office:value="1976" calcext:value-type="float">
            <text:p>197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venge of the Pink Panther</text:p>
          </table:table-cell>
          <table:table-cell table:style-name="ce22" office:value-type="float" office:value="1978" calcext:value-type="float">
            <text:p>197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ail of the Pink Panther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urse of the Pink Panther</text:p>
          </table:table-cell>
          <table:table-cell table:style-name="ce22" office:value-type="float" office:value="1983" calcext:value-type="float">
            <text:p>198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on of the Pink Panther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Pink Panther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Pink Panther 2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iranha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ranha</text:p>
          </table:table-cell>
          <table:table-cell table:style-name="ce18" office:value-type="float" office:value="1978" calcext:value-type="float">
            <text:p>197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iranha II: The Spawning</text:p>
          </table:table-cell>
          <table:table-cell table:style-name="ce19" office:value-type="float" office:value="1981" calcext:value-type="float">
            <text:p>198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ranha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ega Piranha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ranha 3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iranha 3DD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rates of the Caribbe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irates of the Caribbean: The Curse of the Black Pearl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irates of the Caribbean: Dead Man's Chest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irates of the Caribbean: At World's End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irates of the Caribbean: On Stranger Tides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irates of the Caribbean: Dead Men Tell No Tale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itch Perfec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tch Perfect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itch Perfect 2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itch Perfect 3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lanet of the Ape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lanet of the Apes</text:p>
          </table:table-cell>
          <table:table-cell table:style-name="ce21" office:value-type="float" office:value="1968" calcext:value-type="float">
            <text:p>196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neath the Planet of the Apes</text:p>
          </table:table-cell>
          <table:table-cell table:style-name="ce22" office:value-type="float" office:value="1970" calcext:value-type="float">
            <text:p>197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Escape from the Planet of the Apes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onquest of the Planet of the Apes</text:p>
          </table:table-cell>
          <table:table-cell table:style-name="ce22" office:value-type="float" office:value="1972" calcext:value-type="float">
            <text:p>197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attle for the Planet of the Apes</text:p>
          </table:table-cell>
          <table:table-cell table:style-name="ce21" office:value-type="float" office:value="1973" calcext:value-type="float">
            <text:p>197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lanet of the Apes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ise of the Planet of the Apes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awn of the Planet of the Apes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War for the Planet of the Ape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cahonta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cahontas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cahontas II: Journey to a New World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kémo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: The First Movie - Mewtwo Strikes Back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the Movie 2000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3: The Movie 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4Ever</text:p>
          </table:table-cell>
          <table:table-cell table:style-name="ce22" office:value-type="float" office:value="2001" calcext:value-type="float">
            <text:p>200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Heroes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: Jirachi - Wish Maker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the Movie: Destiny Deoxys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: Lucario and the Mystery of Mew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Ranger and the Temple of the Sea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: The Rise of Darkrai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: Giratina and the Sky Warrior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: Arceus and the Jewel of Lif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: Zoroark: Master of Illusion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the Movie: Black-Victini and Reshiram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the Movie: White - Victini and Zekrom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the Movie: Kyurem vs. the Sword of Justice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the Movie: Genesect and the Legend Awakened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the Movie: Diancie and the Cocoon of Destruction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the Movie: Hoopa and the Clash of Age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the Movie: Volcanion and the Mechanical Marvel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kémon the Movie: I Choose You!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kémon Detective Pikachu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lice Academ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ice Academy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lice Academy 2: Their First Assignment</text:p>
          </table:table-cell>
          <table:table-cell table:style-name="ce19" office:value-type="float" office:value="1985" calcext:value-type="float">
            <text:p>198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ice Academy 3: Back in Training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lice Academy 4: Citizens on Patrol</text:p>
          </table:table-cell>
          <table:table-cell table:style-name="ce19" office:value-type="float" office:value="1987" calcext:value-type="float">
            <text:p>198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ice Academy 5: Assignment: Miami Beach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lice Academy 6: City Under Siege</text:p>
          </table:table-cell>
          <table:table-cell table:style-name="ce19" office:value-type="float" office:value="1989" calcext:value-type="float">
            <text:p>198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ice Academy: Mission to Moscow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lice Stor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lice Story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lice Story 2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lice Story 3: Super Cop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rime Story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Once a Cop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lice Story 4: First Strike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ew Police Story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lice Story 2013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leeding Steel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ltergeis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tergeist</text:p>
          </table:table-cell>
          <table:table-cell table:style-name="ce18" office:value-type="float" office:value="1982" calcext:value-type="float">
            <text:p>198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ltergeist II: The Other Side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ltergeist III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rky'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rky's</text:p>
          </table:table-cell>
          <table:table-cell table:style-name="ce21" office:value-type="float" office:value="1981" calcext:value-type="float">
            <text:p>198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rky's II: The Next Day</text:p>
          </table:table-cell>
          <table:table-cell table:style-name="ce22" office:value-type="float" office:value="1983" calcext:value-type="float">
            <text:p>198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orky's 3: Revenge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impin' Pee Wee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ower Rang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ighty Morphin Power Rangers</text:p>
          </table:table-cell>
          <table:table-cell table:style-name="ce18" office:value-type="string" calcext:value-type="string">
            <text:p>1993-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Mighty Morphin Power Rangers: Alpha's Magical Christmas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Mighty Morphin Power Rangers: The Movie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Zeo</text:p>
          </table:table-cell>
          <table:table-cell table:style-name="ce19" office:value-type="string" calcext:value-type="string">
            <text:p>1996-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Turbo</text:p>
          </table:table-cell>
          <table:table-cell table:style-name="ce18" office:value-type="string" calcext:value-type="string">
            <text:p>1997-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urbo: A Power Rangers Movie </text:p>
          </table:table-cell>
          <table:table-cell table:style-name="ce19" office:value-type="float" office:value="1997" calcext:value-type="float">
            <text:p>199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in Space</text:p>
          </table:table-cell>
          <table:table-cell table:style-name="ce18" office:value-type="string" calcext:value-type="string">
            <text:p>1998-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Lost Galaxy</text:p>
          </table:table-cell>
          <table:table-cell table:style-name="ce19" office:value-type="string" calcext:value-type="string">
            <text:p>1999-200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Lost Galaxy: Return of the Magna Defender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Lightspeed Rescue</text:p>
          </table:table-cell>
          <table:table-cell table:style-name="ce19" office:value-type="string" calcext:value-type="string">
            <text:p>2000-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Lightspeed Rescue - Titanium Ranger: Curse of the Cobra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Lightspeed Rescue: Neptune's Daughter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Lightspeed Rescue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in 3D: Triple Force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Lightspeed Rescue: The Queen's Wrath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Time Force - Quantum Ranger: Clash for Control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Time Force: Photo Finish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Time Force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Wild Force</text:p>
          </table:table-cell>
          <table:table-cell table:style-name="ce18" office:value-type="string" calcext:value-type="string">
            <text:p>2002-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Time Force: Dawn of Destiny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Time Force: The End of Time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Wild Force: Identity Crisis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Ninja Storm</text:p>
          </table:table-cell>
          <table:table-cell table:style-name="ce18" office:value-type="string" calcext:value-type="string">
            <text:p>2003-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DinoThunder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S.P.D.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Mystic Force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Operation Overdrive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Jungle Fury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ower Rangers R.P.M.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ower Rangers Samurai</text:p>
          </table:table-cell>
          <table:table-cell table:style-name="ce19" office:value-type="string" calcext:value-type="string">
            <text:p>2011-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redato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redator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redator 2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redators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Predator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Princess Diari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Princess Diaries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Princess Diaries 2: Royal Engagement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roblem Chil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roblem Child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roblem Child 2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roblem Child 3: Junior in Love</text:p>
          </table:table-cell>
          <table:table-cell table:style-name="ce21" office:value-type="float" office:value="1995" calcext:value-type="float">
            <text:p>199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sycho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sycho</text:p>
          </table:table-cell>
          <table:table-cell table:style-name="ce18" office:value-type="float" office:value="1960" calcext:value-type="float">
            <text:p>196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sycho II</text:p>
          </table:table-cell>
          <table:table-cell table:style-name="ce19" office:value-type="float" office:value="1983" calcext:value-type="float">
            <text:p>198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sycho III</text:p>
          </table:table-cell>
          <table:table-cell table:style-name="ce18" office:value-type="float" office:value="1986" calcext:value-type="float">
            <text:p>198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sycho IV: The Beginning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sycho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uls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ulse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ulse 2: Afterlife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Pulse 3: Invasion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umpkinhea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mpkinhead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umpkinhead II: Blood Wings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mpkinhead: Ashes to Ashes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umpkinhead 4: Blood Feud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Purg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Purge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Purge: Anarchy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Purge: Election Year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First Purge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Puss in Boot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ss in Boot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uss in Boots: The Three Diablos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ss in Boots 2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Q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Qatsi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Koyaanisqatsi 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Powaqqatsi 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Naqoyqatsi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R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he Rai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Raid: Redemption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Raid 2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amb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First Blood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ambo: First Blood Part II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ambo III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ambo</text:p>
          </table:table-cell>
          <table:table-cell table:style-name="ce22" office:value-type="float" office:value="2008" calcext:value-type="float">
            <text:p>200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ambo: Last Blood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E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d 2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Rescue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Rescuers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Rescuers Down Under</text:p>
          </table:table-cell>
          <table:table-cell table:style-name="ce22" office:value-type="float" office:value="1990" calcext:value-type="float">
            <text:p>199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esident Evil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esident Evil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sident Evil: Apocalypse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esident Evil: Extinction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sident Evil: Afterlife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esident Evil: Retribution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sident Evil: The Final Chapter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venge of the Nerd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evenge of the Nerds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venge of the Nerds II: Nerds in Paradise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evenge of the Nerds III: The Next Generation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venge of the Nerds IV: Nerds in Love</text:p>
          </table:table-cell>
          <table:table-cell table:style-name="ce22" office:value-type="float" office:value="1994" calcext:value-type="float">
            <text:p>199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ide Along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ide Along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ide Along 2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Ring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Ring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Ring Two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ing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ingu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ingu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asen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ingu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ing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ingu 2</text:p>
          </table:table-cell>
          <table:table-cell table:style-name="ce18" office:value-type="float" office:value="1999" calcext:value-type="float">
            <text:p>199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ingu 0</text:p>
          </table:table-cell>
          <table:table-cell table:style-name="ce19" office:value-type="float" office:value="2000" calcext:value-type="float">
            <text:p>200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Ring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Ring Two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adako 3D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adako 2 3D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adako vs. Kayako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ings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i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io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io 2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oboCop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oboCop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oboCop 2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oboCop 3</text:p>
          </table:table-cell>
          <table:table-cell table:style-name="ce18" office:value-type="float" office:value="1993" calcext:value-type="float">
            <text:p>199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oboCop: Prime Directives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oboCop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ocky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ocky</text:p>
          </table:table-cell>
          <table:table-cell table:style-name="ce21" office:value-type="float" office:value="1976" calcext:value-type="float">
            <text:p>197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ocky II</text:p>
          </table:table-cell>
          <table:table-cell table:style-name="ce22" office:value-type="float" office:value="1979" calcext:value-type="float">
            <text:p>197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ocky III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ocky IV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ocky V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ocky Balboa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Creed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reed II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Rush Hou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ush Hour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ush Hour 2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Rush Hour 3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S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The Sandlo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andlot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Sandlot 2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andlot: Heading Home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Santa Claus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anta Clause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Santa Clause 2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anta Clause 3: The Escape Clause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aw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aw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aw II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aw III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aw IV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aw V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aw VI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aw 3D: The Final Chapter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Jigsaw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cary Movi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cary Movie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cary Movie 2</text:p>
          </table:table-cell>
          <table:table-cell table:style-name="ce19" office:value-type="float" office:value="2001" calcext:value-type="float">
            <text:p>200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cary Movie 3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cary Movie 4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cary Movie 5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ooby Do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, Where Are You!</text:p>
          </table:table-cell>
          <table:table-cell table:style-name="ce21" office:value-type="string" calcext:value-type="string">
            <text:p>1969 - 197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New Scooby-Doo Movies</text:p>
          </table:table-cell>
          <table:table-cell table:style-name="ce22" office:value-type="string" calcext:value-type="string">
            <text:p>1972 - 197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cooby-Doo Show</text:p>
          </table:table-cell>
          <table:table-cell table:style-name="ce21" office:value-type="string" calcext:value-type="string">
            <text:p>1976 - 197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's All-Star Laff-A-Lympics</text:p>
          </table:table-cell>
          <table:table-cell table:style-name="ce22" office:value-type="string" calcext:value-type="string">
            <text:p>1977 - 197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 and Scrappy-Doo</text:p>
          </table:table-cell>
          <table:table-cell table:style-name="ce21" office:value-type="string" calcext:value-type="string">
            <text:p>1979 - 198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 and Scrappy-Doo</text:p>
          </table:table-cell>
          <table:table-cell table:style-name="ce22" office:value-type="string" calcext:value-type="string">
            <text:p>1980 - 198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New Scooby and Scrappy-Doo Show</text:p>
          </table:table-cell>
          <table:table-cell table:style-name="ce21" office:value-type="string" calcext:value-type="string">
            <text:p>1983 - 198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13 Ghosts of Scooby-Doo</text:p>
          </table:table-cell>
          <table:table-cell table:style-name="ce22" office:value-type="float" office:value="1985" calcext:value-type="float">
            <text:p>198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 Meets the Boo Brothers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 Pup Named Scooby-Doo</text:p>
          </table:table-cell>
          <table:table-cell table:style-name="ce22" office:value-type="string" calcext:value-type="string">
            <text:p>1988 - 199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 and the Ghoul School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and the Reluctant Werewolf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in Arabian Nights</text:p>
          </table:table-cell>
          <table:table-cell table:style-name="ce21" office:value-type="float" office:value="1994" calcext:value-type="float">
            <text:p>199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 on Zombie Island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Witch's Ghost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 and the Alien Invaders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 and the Cyber Chase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What's New, Scooby-Doo?</text:p>
          </table:table-cell>
          <table:table-cell table:style-name="ce22" office:value-type="string" calcext:value-type="string">
            <text:p>2002 - 200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and the Legend of the Vampire</text:p>
          </table:table-cell>
          <table:table-cell table:style-name="ce22" office:value-type="float" office:value="2003" calcext:value-type="float">
            <text:p>200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Monster of Mexico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 2: Monsters Unleashed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Loch Ness Monster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loha, Scooby-Doo!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in Where's My Mummy?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ggy &amp; Scooby-Doo Get a Clue!</text:p>
          </table:table-cell>
          <table:table-cell table:style-name="ce22" office:value-type="string" calcext:value-type="string">
            <text:p>2006 - 200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Pirates Ahoy!</text:p>
          </table:table-cell>
          <table:table-cell table:style-name="ce21" office:value-type="float" office:value="2006" calcext:value-type="float">
            <text:p>200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Chill Out, Scooby-Doo!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Goblin King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The Mystery Begins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Samurai Sword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Mystery Incorporated</text:p>
          </table:table-cell>
          <table:table-cell table:style-name="ce22" office:value-type="string" calcext:value-type="string">
            <text:p>2010 - 201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bracadabra-Doo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Camp Scare</text:p>
          </table:table-cell>
          <table:table-cell table:style-name="ce22" office:value-type="float" office:value="2010" calcext:value-type="float">
            <text:p>201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Curse of the Lake Monster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Legend of the Phantosaur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ig Top Scooby-Doo!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Music of the Vampire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dventures: The Mystery Map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Mask of the Blue Falcon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Stage Fright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Frankencreepy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WrestleMania Mystery</text:p>
          </table:table-cell>
          <table:table-cell table:style-name="ce21" office:value-type="float" office:value="2014" calcext:value-type="float">
            <text:p>201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e Cool, Scooby-Doo!</text:p>
          </table:table-cell>
          <table:table-cell table:style-name="ce22" office:value-type="string" calcext:value-type="string">
            <text:p>2015 - 201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Moon Monster Madnes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and Kiss: Rock and Roll Mystery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go Scooby-Doo! Haunted Hollywood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and WWE: Curse of the Speed Demon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ego Scooby-Doo! Blowout Beach Bash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Shaggy's Showdown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Daphne &amp; Velma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&amp; Batman: The Brave and the Bold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and the Gourmet Ghost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 and Guess Who?</text:p>
          </table:table-cell>
          <table:table-cell table:style-name="ce22" office:value-type="string" calcext:value-type="string">
            <text:p>2019 - 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ooby-Doo! Return to Zombie Island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ooby-Doo! and the Curse of the 13th Ghost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Scorpion King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corpion King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Scorpion King 2: Rise of a Warrior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corpion King 3: Battle for Redemption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Scorpion King 4: Quest for Power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am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ream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ream 2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cream 3</text:p>
          </table:table-cell>
          <table:table-cell table:style-name="ce21" office:value-type="float" office:value="2000" calcext:value-type="float">
            <text:p>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cream 4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Secret Life of Pet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Secret Life of Pets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Secret Life of Pets 2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haf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ft</text:p>
          </table:table-cell>
          <table:table-cell table:style-name="ce21" office:value-type="float" office:value="1971" calcext:value-type="float">
            <text:p>197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ft's Big Score</text:p>
          </table:table-cell>
          <table:table-cell table:style-name="ce22" office:value-type="float" office:value="1972" calcext:value-type="float">
            <text:p>197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ft in Africa</text:p>
          </table:table-cell>
          <table:table-cell table:style-name="ce21" office:value-type="float" office:value="1973" calcext:value-type="float">
            <text:p>197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ft</text:p>
          </table:table-cell>
          <table:table-cell table:style-name="ce22" office:value-type="float" office:value="2000" calcext:value-type="float">
            <text:p>200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ft</text:p>
          </table:table-cell>
          <table:table-cell table:style-name="ce21" office:value-type="float" office:value="2019" calcext:value-type="float">
            <text:p>201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hanghai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hanghai Noon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hanghai Knights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harknad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rknado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rknado 2: The Second One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avalantula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rknado 3: Oh Hell No!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2 Lava 2 Lantula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arknado: The 4th Awakens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rknado 5: Global Swarming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Last Sharknado: It's About Time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herlock Holm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herlock Holmes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herlock Holmes: A Game of Shadows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hort Circui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ort Circuit</text:p>
          </table:table-cell>
          <table:table-cell table:style-name="ce21" office:value-type="float" office:value="1986" calcext:value-type="float">
            <text:p>198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hort Circuit 2</text:p>
          </table:table-cell>
          <table:table-cell table:style-name="ce22" office:value-type="float" office:value="1988" calcext:value-type="float">
            <text:p>198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hrek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hrek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hrek 2</text:p>
          </table:table-cell>
          <table:table-cell table:style-name="ce19" office:value-type="float" office:value="2004" calcext:value-type="float">
            <text:p>2004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hrek the Third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hrek Forever After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ss in Boot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Puss in Boots: The Three Diablos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Puss in Boots 2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icari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icario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icario: Day of the Soldado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in Cit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in City</text:p>
          </table:table-cell>
          <table:table-cell table:style-name="ce18" office:value-type="float" office:value="2005" calcext:value-type="float">
            <text:p>200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in City: A Dame to Kill For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ister Ac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ister Act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ister Act 2: Back in the Habit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mokey and the Bandit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mokey and the Bandit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mokey and the Bandit II</text:p>
          </table:table-cell>
          <table:table-cell table:style-name="ce19" office:value-type="float" office:value="1980" calcext:value-type="float">
            <text:p>198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mokey and the Bandit Part 3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Smurf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murfs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Smurfs 2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murfs: The Lost Villag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peci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ecies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ecies II</text:p>
          </table:table-cell>
          <table:table-cell table:style-name="ce19" office:value-type="float" office:value="1998" calcext:value-type="float">
            <text:p>199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ecies III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ecies: The Awakening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ider-Man (Sam Raimi Trilogy)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pider-Man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pider-Man 2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pider-Man 3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pider-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ider-Man</text:p>
          </table:table-cell>
          <table:table-cell table:style-name="ce18" office:value-type="float" office:value="1977" calcext:value-type="float">
            <text:p>197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ider-Man Strikes Back</text:p>
          </table:table-cell>
          <table:table-cell table:style-name="ce19" office:value-type="float" office:value="1978" calcext:value-type="float">
            <text:p>197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ider-Man: The Dragon's Challenge</text:p>
          </table:table-cell>
          <table:table-cell table:style-name="ce18" office:value-type="float" office:value="1981" calcext:value-type="float">
            <text:p>198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ider-Man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ider-Man 2</text:p>
          </table:table-cell>
          <table:table-cell table:style-name="ce18" office:value-type="float" office:value="2004" calcext:value-type="float">
            <text:p>200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ider-Man 3</text:p>
          </table:table-cell>
          <table:table-cell table:style-name="ce19" office:value-type="float" office:value="2007" calcext:value-type="float">
            <text:p>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Amazing Spider-Man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Amazing Spider-Man 2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ider-Man: Homecoming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ider-Man: Into the Spider-Verse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ider-Man: Far From Home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ongebob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pongeBob SquarePants Movie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SpongeBob Movie: Sponge Out of Water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py Kid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y Kids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y Kids 2: The Island of Lost Dreams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py Kids 3-D: Game Over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y Kids: All the Time in the World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takeou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keout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nother Stakeout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ar Trek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: The Motion Picture</text:p>
          </table:table-cell>
          <table:table-cell table:style-name="ce18" office:value-type="float" office:value="1979" calcext:value-type="float">
            <text:p>197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 II: The Wrath of Khan</text:p>
          </table:table-cell>
          <table:table-cell table:style-name="ce19" office:value-type="float" office:value="1982" calcext:value-type="float">
            <text:p>198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 III: The Search for Spock</text:p>
          </table:table-cell>
          <table:table-cell table:style-name="ce18" office:value-type="float" office:value="1984" calcext:value-type="float">
            <text:p>198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 IV: The Voyage Home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 V: The Final Frontier</text:p>
          </table:table-cell>
          <table:table-cell table:style-name="ce18" office:value-type="float" office:value="1989" calcext:value-type="float">
            <text:p>198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 VI: The Undiscovered Country</text:p>
          </table:table-cell>
          <table:table-cell table:style-name="ce19" office:value-type="float" office:value="1991" calcext:value-type="float">
            <text:p>199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 Generations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: First Contact</text:p>
          </table:table-cell>
          <table:table-cell table:style-name="ce19" office:value-type="float" office:value="1996" calcext:value-type="float">
            <text:p>199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: Insurrection</text:p>
          </table:table-cell>
          <table:table-cell table:style-name="ce18" office:value-type="float" office:value="1998" calcext:value-type="float">
            <text:p>199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: Nemesis</text:p>
          </table:table-cell>
          <table:table-cell table:style-name="ce19" office:value-type="float" office:value="2002" calcext:value-type="float">
            <text:p>200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 Trek Into Darkness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 Trek Beyond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tar Wa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 Wars</text:p>
          </table:table-cell>
          <table:table-cell table:style-name="ce21" office:value-type="float" office:value="1977" calcext:value-type="float">
            <text:p>197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Star Wars Holiday Special</text:p>
          </table:table-cell>
          <table:table-cell table:style-name="ce22" office:value-type="float" office:value="1978" calcext:value-type="float">
            <text:p>197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Empire Strikes Back</text:p>
          </table:table-cell>
          <table:table-cell table:style-name="ce21" office:value-type="float" office:value="1980" calcext:value-type="float">
            <text:p>198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eturn of the Jedi</text:p>
          </table:table-cell>
          <table:table-cell table:style-name="ce22" office:value-type="float" office:value="1983" calcext:value-type="float">
            <text:p>198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 Wars: Episode I - The Phantom Menace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: Episode II - Attack of the Clones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 Wars: Episode III - Revenge of the Sith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: The Clone Wars</text:p>
          </table:table-cell>
          <table:table-cell table:style-name="ce22" office:value-type="string" calcext:value-type="string">
            <text:p>2008 - 2020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 Wars Rebels</text:p>
          </table:table-cell>
          <table:table-cell table:style-name="ce21" office:value-type="string" calcext:value-type="string">
            <text:p>2014 - 2018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: Episode VII - The Force Awakens</text:p>
          </table:table-cell>
          <table:table-cell table:style-name="ce22" office:value-type="float" office:value="2015" calcext:value-type="float">
            <text:p>201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ogue One: A Star Wars Story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: Episode VIII - The Last Jedi</text:p>
          </table:table-cell>
          <table:table-cell table:style-name="ce22" office:value-type="float" office:value="2017" calcext:value-type="float">
            <text:p>201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olo: A Star Wars Story</text:p>
          </table:table-cell>
          <table:table-cell table:style-name="ce21" office:value-type="float" office:value="2018" calcext:value-type="float">
            <text:p>20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 Resistance</text:p>
          </table:table-cell>
          <table:table-cell table:style-name="ce22" office:value-type="string" calcext:value-type="string">
            <text:p>2019 - TBD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andalorian</text:p>
          </table:table-cell>
          <table:table-cell table:style-name="ce21" office:value-type="string" calcext:value-type="string">
            <text:p>2019 - TBD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 Wars: Episode IX - The Rise of Skywalker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argat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gate</text:p>
          </table:table-cell>
          <table:table-cell table:style-name="ce18" office:value-type="float" office:value="1994" calcext:value-type="float">
            <text:p>199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gate SG-1</text:p>
          </table:table-cell>
          <table:table-cell table:style-name="ce19" office:value-type="string" calcext:value-type="string">
            <text:p>1997 - 200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gate: Atlantis</text:p>
          </table:table-cell>
          <table:table-cell table:style-name="ce18" office:value-type="string" calcext:value-type="string">
            <text:p>2004 - 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gate: Continuum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gate: The Ark of Truth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argate Universe</text:p>
          </table:table-cell>
          <table:table-cell table:style-name="ce19" office:value-type="string" calcext:value-type="string">
            <text:p>2009 - 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argate Origins</text:p>
          </table:table-cell>
          <table:table-cell table:style-name="ce18" office:value-type="string" calcext:value-type="string">
            <text:p>2018 - TBD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tarship Troope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ship Troopers</text:p>
          </table:table-cell>
          <table:table-cell table:style-name="ce21" office:value-type="float" office:value="1988" calcext:value-type="float">
            <text:p>198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ship Troopers</text:p>
          </table:table-cell>
          <table:table-cell table:style-name="ce22" office:value-type="float" office:value="1997" calcext:value-type="float">
            <text:p>199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Roughnecks: The Starship Troopers Chronicles</text:p>
          </table:table-cell>
          <table:table-cell table:style-name="ce21" office:value-type="string" calcext:value-type="string">
            <text:p>1999 - 200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ship Troopers 2: Hero of the Federation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ship Troopers 3: Marauder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arship Troopers: Invasion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arship Troopers: Traitor of Mars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tep Up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ep Up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ep Up 2: The Streets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ep Up 3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ep Up Revolution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tep Up: All In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tep Up: Year of the Dance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tuart Littl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uart Little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tuart Little 2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tuart Little 3: Call of the Wild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Super Trooper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Super Troopers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uper Troopers 2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uperm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uperman</text:p>
          </table:table-cell>
          <table:table-cell table:style-name="ce21" office:value-type="float" office:value="1948" calcext:value-type="float">
            <text:p>194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uperman and the Mole Men</text:p>
          </table:table-cell>
          <table:table-cell table:style-name="ce22" office:value-type="float" office:value="1951" calcext:value-type="float">
            <text:p>195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uperman</text:p>
          </table:table-cell>
          <table:table-cell table:style-name="ce21" office:value-type="float" office:value="1978" calcext:value-type="float">
            <text:p>197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uperman II</text:p>
          </table:table-cell>
          <table:table-cell table:style-name="ce22" office:value-type="float" office:value="1980" calcext:value-type="float">
            <text:p>198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uperman III</text:p>
          </table:table-cell>
          <table:table-cell table:style-name="ce21" office:value-type="float" office:value="1983" calcext:value-type="float">
            <text:p>198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upergirl</text:p>
          </table:table-cell>
          <table:table-cell table:style-name="ce22" office:value-type="float" office:value="1984" calcext:value-type="float">
            <text:p>198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uperman IV: The Quest for Peace</text:p>
          </table:table-cell>
          <table:table-cell table:style-name="ce21" office:value-type="float" office:value="1987" calcext:value-type="float">
            <text:p>198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Superman Returns</text:p>
          </table:table-cell>
          <table:table-cell table:style-name="ce22" office:value-type="float" office:value="2006" calcext:value-type="float">
            <text:p>200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Man of Steel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atman v Superman: Dawn of Justice</text:p>
          </table:table-cell>
          <table:table-cell table:style-name="ce22" office:value-type="float" office:value="2016" calcext:value-type="float">
            <text:p>201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T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Tak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aken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aken 2</text:p>
          </table:table-cell>
          <table:table-cell table:style-name="ce19" office:value-type="float" office:value="2012" calcext:value-type="float">
            <text:p>2012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aken 3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les from the Crypt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les from the Crypt</text:p>
          </table:table-cell>
          <table:table-cell table:style-name="ce21" office:value-type="float" office:value="1972" calcext:value-type="float">
            <text:p>197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Vault of Horror</text:p>
          </table:table-cell>
          <table:table-cell table:style-name="ce22" office:value-type="float" office:value="1973" calcext:value-type="float">
            <text:p>197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les from the Crypt</text:p>
          </table:table-cell>
          <table:table-cell table:style-name="ce21" office:value-type="string" calcext:value-type="string">
            <text:p>1989 - 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les from the Crypt: Demon Knight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Bordello of Blood</text:p>
          </table:table-cell>
          <table:table-cell table:style-name="ce21" office:value-type="float" office:value="1996" calcext:value-type="float">
            <text:p>199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itual</text:p>
          </table:table-cell>
          <table:table-cell table:style-name="ce22" office:value-type="float" office:value="2002" calcext:value-type="float">
            <text:p>200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angl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angled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angled: Before Ever After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arzan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of the Apes</text:p>
          </table:table-cell>
          <table:table-cell table:style-name="ce21" office:value-type="float" office:value="1918" calcext:value-type="float">
            <text:p>191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Revenge of Tarzan</text:p>
          </table:table-cell>
          <table:table-cell table:style-name="ce22" office:value-type="float" office:value="1920" calcext:value-type="float">
            <text:p>192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on of Tarzan</text:p>
          </table:table-cell>
          <table:table-cell table:style-name="ce21" office:value-type="float" office:value="1920" calcext:value-type="float">
            <text:p>19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Adventures of Tarzan</text:p>
          </table:table-cell>
          <table:table-cell table:style-name="ce22" office:value-type="float" office:value="1921" calcext:value-type="float">
            <text:p>192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Golden Lion</text:p>
          </table:table-cell>
          <table:table-cell table:style-name="ce21" office:value-type="float" office:value="1927" calcext:value-type="float">
            <text:p>192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the Mighty</text:p>
          </table:table-cell>
          <table:table-cell table:style-name="ce22" office:value-type="float" office:value="1928" calcext:value-type="float">
            <text:p>192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the Tiger</text:p>
          </table:table-cell>
          <table:table-cell table:style-name="ce21" office:value-type="float" office:value="1929" calcext:value-type="float">
            <text:p>192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the Ape Man</text:p>
          </table:table-cell>
          <table:table-cell table:style-name="ce22" office:value-type="float" office:value="1932" calcext:value-type="float">
            <text:p>193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the Fearless</text:p>
          </table:table-cell>
          <table:table-cell table:style-name="ce21" office:value-type="float" office:value="1933" calcext:value-type="float">
            <text:p>193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His Mate</text:p>
          </table:table-cell>
          <table:table-cell table:style-name="ce22" office:value-type="float" office:value="1934" calcext:value-type="float">
            <text:p>193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New Adventures of Tarzan</text:p>
          </table:table-cell>
          <table:table-cell table:style-name="ce21" office:value-type="float" office:value="1935" calcext:value-type="float">
            <text:p>193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Escapes</text:p>
          </table:table-cell>
          <table:table-cell table:style-name="ce22" office:value-type="float" office:value="1936" calcext:value-type="float">
            <text:p>193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Revenge</text:p>
          </table:table-cell>
          <table:table-cell table:style-name="ce21" office:value-type="float" office:value="1938" calcext:value-type="float">
            <text:p>193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Finds a Son!</text:p>
          </table:table-cell>
          <table:table-cell table:style-name="ce22" office:value-type="float" office:value="1939" calcext:value-type="float">
            <text:p>193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Secret Treasure</text:p>
          </table:table-cell>
          <table:table-cell table:style-name="ce21" office:value-type="float" office:value="1941" calcext:value-type="float">
            <text:p>194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New York Adventure</text:p>
          </table:table-cell>
          <table:table-cell table:style-name="ce22" office:value-type="float" office:value="1942" calcext:value-type="float">
            <text:p>194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Triumphs</text:p>
          </table:table-cell>
          <table:table-cell table:style-name="ce21" office:value-type="float" office:value="1943" calcext:value-type="float">
            <text:p>194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Desert Mystery</text:p>
          </table:table-cell>
          <table:table-cell table:style-name="ce22" office:value-type="float" office:value="1943" calcext:value-type="float">
            <text:p>194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Amazons</text:p>
          </table:table-cell>
          <table:table-cell table:style-name="ce21" office:value-type="float" office:value="1945" calcext:value-type="float">
            <text:p>194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the Leopard Woman</text:p>
          </table:table-cell>
          <table:table-cell table:style-name="ce22" office:value-type="float" office:value="1946" calcext:value-type="float">
            <text:p>194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Huntress</text:p>
          </table:table-cell>
          <table:table-cell table:style-name="ce21" office:value-type="float" office:value="1947" calcext:value-type="float">
            <text:p>194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the Mermaids</text:p>
          </table:table-cell>
          <table:table-cell table:style-name="ce22" office:value-type="float" office:value="1948" calcext:value-type="float">
            <text:p>194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Magic Fountain</text:p>
          </table:table-cell>
          <table:table-cell table:style-name="ce21" office:value-type="float" office:value="1949" calcext:value-type="float">
            <text:p>194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the Slave Girl</text:p>
          </table:table-cell>
          <table:table-cell table:style-name="ce22" office:value-type="float" office:value="1950" calcext:value-type="float">
            <text:p>195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Peril</text:p>
          </table:table-cell>
          <table:table-cell table:style-name="ce21" office:value-type="float" office:value="1951" calcext:value-type="float">
            <text:p>195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Savage Fury</text:p>
          </table:table-cell>
          <table:table-cell table:style-name="ce22" office:value-type="float" office:value="1952" calcext:value-type="float">
            <text:p>195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She-Devil</text:p>
          </table:table-cell>
          <table:table-cell table:style-name="ce21" office:value-type="float" office:value="1953" calcext:value-type="float">
            <text:p>195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Hidden Jungle</text:p>
          </table:table-cell>
          <table:table-cell table:style-name="ce22" office:value-type="float" office:value="1955" calcext:value-type="float">
            <text:p>195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Lost Safari</text:p>
          </table:table-cell>
          <table:table-cell table:style-name="ce21" office:value-type="float" office:value="1957" calcext:value-type="float">
            <text:p>195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Fight for Life</text:p>
          </table:table-cell>
          <table:table-cell table:style-name="ce22" office:value-type="float" office:value="1958" calcext:value-type="float">
            <text:p>195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Greatest Adventure</text:p>
          </table:table-cell>
          <table:table-cell table:style-name="ce21" office:value-type="float" office:value="1959" calcext:value-type="float">
            <text:p>195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, the Ape Man</text:p>
          </table:table-cell>
          <table:table-cell table:style-name="ce22" office:value-type="float" office:value="1959" calcext:value-type="float">
            <text:p>195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Trappers</text:p>
          </table:table-cell>
          <table:table-cell table:style-name="ce21" office:value-type="float" office:value="1960" calcext:value-type="float">
            <text:p>196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TV Movie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the Magnificent</text:p>
          </table:table-cell>
          <table:table-cell table:style-name="ce22" office:value-type="float" office:value="1960" calcext:value-type="float">
            <text:p>1960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Goes to India</text:p>
          </table:table-cell>
          <table:table-cell table:style-name="ce21" office:value-type="float" office:value="1962" calcext:value-type="float">
            <text:p>196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's Three Challenges</text:p>
          </table:table-cell>
          <table:table-cell table:style-name="ce22" office:value-type="float" office:value="1963" calcext:value-type="float">
            <text:p>196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Valley of Gold</text:p>
          </table:table-cell>
          <table:table-cell table:style-name="ce21" office:value-type="float" office:value="1966" calcext:value-type="float">
            <text:p>196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the Great River</text:p>
          </table:table-cell>
          <table:table-cell table:style-name="ce22" office:value-type="float" office:value="1967" calcext:value-type="float">
            <text:p>196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Jungle Rebellion</text:p>
          </table:table-cell>
          <table:table-cell table:style-name="ce21" office:value-type="float" office:value="1967" calcext:value-type="float">
            <text:p>196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and the Jungle Boy</text:p>
          </table:table-cell>
          <table:table-cell table:style-name="ce22" office:value-type="float" office:value="1968" calcext:value-type="float">
            <text:p>196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's Deadly Silence</text:p>
          </table:table-cell>
          <table:table-cell table:style-name="ce21" office:value-type="float" office:value="1970" calcext:value-type="float">
            <text:p>197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the Ape Man</text:p>
          </table:table-cell>
          <table:table-cell table:style-name="ce22" office:value-type="float" office:value="1981" calcext:value-type="float">
            <text:p>198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and the Lost City</text:p>
          </table:table-cell>
          <table:table-cell table:style-name="ce21" office:value-type="float" office:value="1998" calcext:value-type="float">
            <text:p>199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arzan &amp; Jane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arzan 2: The Legend Begins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egend of Tarzan</text:p>
          </table:table-cell>
          <table:table-cell table:style-name="ce21" office:value-type="float" office:value="2016" calcext:value-type="float">
            <text:p>201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ed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ed 2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een Wolf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een Wolf</text:p>
          </table:table-cell>
          <table:table-cell table:style-name="ce21" office:value-type="float" office:value="1985" calcext:value-type="float">
            <text:p>198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een Wolf Too</text:p>
          </table:table-cell>
          <table:table-cell table:style-name="ce22" office:value-type="float" office:value="1987" calcext:value-type="float">
            <text:p>198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een Witch</text:p>
          </table:table-cell>
          <table:table-cell table:style-name="ce21" office:value-type="float" office:value="1989" calcext:value-type="float">
            <text:p>198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eenage Mutant Ninja Turtl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eenage Mutant Ninja Turtles</text:p>
          </table:table-cell>
          <table:table-cell table:style-name="ce18" office:value-type="string" calcext:value-type="string">
            <text:p>1987 - 1996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TV Show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eenage Mutant Ninja Turtles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eenage Mutant Ninja Turtles II: The Secret of the Ooze</text:p>
          </table:table-cell>
          <table:table-cell table:style-name="ce18" office:value-type="float" office:value="1991" calcext:value-type="float">
            <text:p>199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eenage Mutant Ninja Turtles III</text:p>
          </table:table-cell>
          <table:table-cell table:style-name="ce19" office:value-type="float" office:value="1993" calcext:value-type="float">
            <text:p>199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MNT</text:p>
          </table:table-cell>
          <table:table-cell table:style-name="ce18" office:value-type="float" office:value="2007" calcext:value-type="float">
            <text:p>2007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eenage Mutant Ninja Turtles</text:p>
          </table:table-cell>
          <table:table-cell table:style-name="ce19" office:value-type="float" office:value="2014" calcext:value-type="float">
            <text:p>20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Terminato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Terminator</text:p>
          </table:table-cell>
          <table:table-cell table:style-name="ce21" office:value-type="float" office:value="1984" calcext:value-type="float">
            <text:p>198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erminator 2: Judgment Day</text:p>
          </table:table-cell>
          <table:table-cell table:style-name="ce22" office:value-type="float" office:value="1991" calcext:value-type="float">
            <text:p>199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erminator 3: Rise of the Machines</text:p>
          </table:table-cell>
          <table:table-cell table:style-name="ce21" office:value-type="float" office:value="2003" calcext:value-type="float">
            <text:p>200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erminator Salvation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erminator Genisy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erminator: Dark Fate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Texas Chainsaw Massacr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Texas Chain Saw Massacre</text:p>
          </table:table-cell>
          <table:table-cell table:style-name="ce18" office:value-type="float" office:value="1974" calcext:value-type="float">
            <text:p>197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Texas Chain Saw Massacre 2</text:p>
          </table:table-cell>
          <table:table-cell table:style-name="ce19" office:value-type="float" office:value="1986" calcext:value-type="float">
            <text:p>198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eatherface: Texas Chainsaw Massacre III</text:p>
          </table:table-cell>
          <table:table-cell table:style-name="ce18" office:value-type="float" office:value="1990" calcext:value-type="float">
            <text:p>199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exas Chainsaw Massacre: The Next Generation</text:p>
          </table:table-cell>
          <table:table-cell table:style-name="ce19" office:value-type="float" office:value="1994" calcext:value-type="float">
            <text:p>199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Texas Chainsaw Massacre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Texas Chainsaw Massacre: The Beginning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Pr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exas Chainsaw 3D</text:p>
          </table:table-cell>
          <table:table-cell table:style-name="ce18" office:value-type="float" office:value="2013" calcext:value-type="float">
            <text:p>201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eatherface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Thing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Thing</text:p>
          </table:table-cell>
          <table:table-cell table:style-name="ce21" office:value-type="float" office:value="1982" calcext:value-type="float">
            <text:p>198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Thing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o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or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or: The Dark World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or: Ragnarok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ree Flavours Cornett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Shaun of the Dead</text:p>
          </table:table-cell>
          <table:table-cell table:style-name="ce21" office:value-type="float" office:value="2004" calcext:value-type="float">
            <text:p>200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Hot Fuzz</text:p>
          </table:table-cell>
          <table:table-cell table:style-name="ce22" office:value-type="float" office:value="2007" calcext:value-type="float">
            <text:p>2007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World's End</text:p>
          </table:table-cell>
          <table:table-cell table:style-name="ce21" office:value-type="float" office:value="2013" calcext:value-type="float">
            <text:p>201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ree Men and a Bab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ree Men and a Baby</text:p>
          </table:table-cell>
          <table:table-cell table:style-name="ce18" office:value-type="float" office:value="1987" calcext:value-type="float">
            <text:p>198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ree Men and a Little Lady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Three Musketee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Three Musketeers</text:p>
          </table:table-cell>
          <table:table-cell table:style-name="ce21" office:value-type="float" office:value="1993" calcext:value-type="float">
            <text:p>1993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Three Musketeers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mb Raid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Lara Croft: Tomb Raider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ara Croft: Tomb Raider The Cradle of Life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omb Raider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omb Raider 2</text:p>
          </table:table-cell>
          <table:table-cell table:style-name="ce19" office:value-type="float" office:value="2021" calcext:value-type="float">
            <text:p>202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otal Recall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otal Recall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otal Recall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oy Story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oy Story</text:p>
          </table:table-cell>
          <table:table-cell table:style-name="ce18" office:value-type="float" office:value="1995" calcext:value-type="float">
            <text:p>1995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oy Story 2</text:p>
          </table:table-cell>
          <table:table-cell table:style-name="ce19" office:value-type="float" office:value="1999" calcext:value-type="float">
            <text:p>199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oy Story 3</text:p>
          </table:table-cell>
          <table:table-cell table:style-name="ce18" office:value-type="float" office:value="2010" calcext:value-type="float">
            <text:p>2010</text:p>
          </table:table-cell>
          <table:table-cell table:style-name="ce18" table:content-validation-name="val1" office:value-type="string" calcext:value-type="string">
            <text:p>Animated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oy Story 4</text:p>
          </table:table-cell>
          <table:table-cell table:style-name="ce19" office:value-type="float" office:value="2019" calcext:value-type="float">
            <text:p>2019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ransforme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ansformers</text:p>
          </table:table-cell>
          <table:table-cell table:style-name="ce21" office:value-type="float" office:value="2007" calcext:value-type="float">
            <text:p>200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ransformers: Revenge of the Fallen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ansformers: Dark of the Moon</text:p>
          </table:table-cell>
          <table:table-cell table:style-name="ce21" office:value-type="float" office:value="2011" calcext:value-type="float">
            <text:p>201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ransformers: Age of Extinction</text:p>
          </table:table-cell>
          <table:table-cell table:style-name="ce22" office:value-type="float" office:value="2014" calcext:value-type="float">
            <text:p>201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ansformers: The Last Knight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Bumblebee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Transport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Transporter</text:p>
          </table:table-cell>
          <table:table-cell table:style-name="ce18" office:value-type="float" office:value="2002" calcext:value-type="float">
            <text:p>200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ransporter 2</text:p>
          </table:table-cell>
          <table:table-cell table:style-name="ce19" office:value-type="float" office:value="2005" calcext:value-type="float">
            <text:p>200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ransporter 3</text:p>
          </table:table-cell>
          <table:table-cell table:style-name="ce18" office:value-type="float" office:value="2008" calcext:value-type="float">
            <text:p>200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Transporter Refueled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remors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emors</text:p>
          </table:table-cell>
          <table:table-cell table:style-name="ce21" office:value-type="float" office:value="1990" calcext:value-type="float">
            <text:p>199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remors 2: Aftershocks</text:p>
          </table:table-cell>
          <table:table-cell table:style-name="ce22" office:value-type="float" office:value="1996" calcext:value-type="float">
            <text:p>1996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emors 3: Back to Perfection</text:p>
          </table:table-cell>
          <table:table-cell table:style-name="ce21" office:value-type="float" office:value="2001" calcext:value-type="float">
            <text:p>2001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remors 4: The Legend Begins</text:p>
          </table:table-cell>
          <table:table-cell table:style-name="ce22" office:value-type="float" office:value="2004" calcext:value-type="float">
            <text:p>200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remors 5: Bloodlines</text:p>
          </table:table-cell>
          <table:table-cell table:style-name="ce21" office:value-type="float" office:value="2015" calcext:value-type="float">
            <text:p>201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remors: A Cold Day in Hell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ro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ron</text:p>
          </table:table-cell>
          <table:table-cell table:style-name="ce18" office:value-type="float" office:value="1982" calcext:value-type="float">
            <text:p>198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ron: Legacy</text:p>
          </table:table-cell>
          <table:table-cell table:style-name="ce19" office:value-type="float" office:value="2010" calcext:value-type="float">
            <text:p>201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Remake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The Twilight Saga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wilight</text:p>
          </table:table-cell>
          <table:table-cell table:style-name="ce21" office:value-type="float" office:value="2008" calcext:value-type="float">
            <text:p>200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Twilight Saga: New Moon</text:p>
          </table:table-cell>
          <table:table-cell table:style-name="ce22" office:value-type="float" office:value="2009" calcext:value-type="float">
            <text:p>200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Twilight Saga: Eclipse</text:p>
          </table:table-cell>
          <table:table-cell table:style-name="ce21" office:value-type="float" office:value="2010" calcext:value-type="float">
            <text:p>201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Twilight Saga: Breaking Dawn Part 1</text:p>
          </table:table-cell>
          <table:table-cell table:style-name="ce22" office:value-type="float" office:value="2011" calcext:value-type="float">
            <text:p>2011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Twilight Saga: Breaking Dawn Part 2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U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Unbreakable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Unbreakable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Split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Glass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nder Sieg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Under Siege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Under Siege 2: Dark Territory</text:p>
          </table:table-cell>
          <table:table-cell table:style-name="ce22" office:value-type="float" office:value="1995" calcext:value-type="float">
            <text:p>199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Underworld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Underworld</text:p>
          </table:table-cell>
          <table:table-cell table:style-name="ce18" office:value-type="float" office:value="2003" calcext:value-type="float">
            <text:p>200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Underworld: Evolution</text:p>
          </table:table-cell>
          <table:table-cell table:style-name="ce19" office:value-type="float" office:value="2006" calcext:value-type="float">
            <text:p>200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Underworld: Rise of the Lycans</text:p>
          </table:table-cell>
          <table:table-cell table:style-name="ce18" office:value-type="float" office:value="2009" calcext:value-type="float">
            <text:p>200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Underworld: Endless War</text:p>
          </table:table-cell>
          <table:table-cell table:style-name="ce19" office:value-type="float" office:value="2011" calcext:value-type="float">
            <text:p>2011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Underworld: Awakening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Underworld: Blood Wars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Universal Soldier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Universal Soldier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Universal Soldier II: Brothers in Arms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Universal Soldier III: Unfinished Business</text:p>
          </table:table-cell>
          <table:table-cell table:style-name="ce21" office:value-type="float" office:value="1999" calcext:value-type="float">
            <text:p>199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Universal Soldier: The Return</text:p>
          </table:table-cell>
          <table:table-cell table:style-name="ce22" office:value-type="float" office:value="1999" calcext:value-type="float">
            <text:p>199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Universal Soldier: Regeneration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Universal Soldier: Day of Reckoning</text:p>
          </table:table-cell>
          <table:table-cell table:style-name="ce22" office:value-type="float" office:value="2012" calcext:value-type="float">
            <text:p>2012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W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War Game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WarGames</text:p>
          </table:table-cell>
          <table:table-cell table:style-name="ce18" office:value-type="float" office:value="1983" calcext:value-type="float">
            <text:p>1983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WarGames: The Dead Code</text:p>
          </table:table-cell>
          <table:table-cell table:style-name="ce19" office:value-type="float" office:value="2008" calcext:value-type="float">
            <text:p>200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Wayne's Worl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Wayne's World</text:p>
          </table:table-cell>
          <table:table-cell table:style-name="ce21" office:value-type="float" office:value="1992" calcext:value-type="float">
            <text:p>199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Wayne's World 2</text:p>
          </table:table-cell>
          <table:table-cell table:style-name="ce22" office:value-type="float" office:value="1993" calcext:value-type="float">
            <text:p>199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The Wizard of Oz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Wonderful Wizard of Oz</text:p>
          </table:table-cell>
          <table:table-cell table:style-name="ce18" office:value-type="float" office:value="1910" calcext:value-type="float">
            <text:p>191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His Majesty, the Scarecrow of Oz</text:p>
          </table:table-cell>
          <table:table-cell table:style-name="ce19" office:value-type="float" office:value="1914" calcext:value-type="float">
            <text:p>19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Magic Cloak of Oz</text:p>
          </table:table-cell>
          <table:table-cell table:style-name="ce18" office:value-type="float" office:value="1914" calcext:value-type="float">
            <text:p>19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Patchwork Girl of Oz</text:p>
          </table:table-cell>
          <table:table-cell table:style-name="ce19" office:value-type="float" office:value="1914" calcext:value-type="float">
            <text:p>1914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Wizard of Oz</text:p>
          </table:table-cell>
          <table:table-cell table:style-name="ce18" office:value-type="float" office:value="1925" calcext:value-type="float">
            <text:p>1925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Wizard of Oz</text:p>
          </table:table-cell>
          <table:table-cell table:style-name="ce19" office:value-type="float" office:value="1939" calcext:value-type="float">
            <text:p>193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Wonderful Land of Oz</text:p>
          </table:table-cell>
          <table:table-cell table:style-name="ce18" office:value-type="float" office:value="1969" calcext:value-type="float">
            <text:p>196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Journey Back to Oz</text:p>
          </table:table-cell>
          <table:table-cell table:style-name="ce19" office:value-type="float" office:value="1971" calcext:value-type="float">
            <text:p>1971</text:p>
          </table:table-cell>
          <table:table-cell table:style-name="ce19" table:content-validation-name="val1" office:value-type="string" calcext:value-type="string">
            <text:p>Animated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The Wiz</text:p>
          </table:table-cell>
          <table:table-cell table:style-name="ce18" office:value-type="float" office:value="1978" calcext:value-type="float">
            <text:p>197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Return to Oz</text:p>
          </table:table-cell>
          <table:table-cell table:style-name="ce19" office:value-type="float" office:value="1985" calcext:value-type="float">
            <text:p>1985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After the Wizard</text:p>
          </table:table-cell>
          <table:table-cell table:style-name="ce18" office:value-type="float" office:value="2012" calcext:value-type="float">
            <text:p>2012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Oz the Great and Powerful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OzLand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Wolverine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X-Men Origins: Wolverine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Wolverine</text:p>
          </table:table-cell>
          <table:table-cell table:style-name="ce22" office:value-type="float" office:value="2013" calcext:value-type="float">
            <text:p>2013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Logan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Wonder Woma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Wonder Woman</text:p>
          </table:table-cell>
          <table:table-cell table:style-name="ce18" office:value-type="float" office:value="2017" calcext:value-type="float">
            <text:p>2017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Wonder Woman 1984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Wreck-It Ralph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Wreck-It Ralph</text:p>
          </table:table-cell>
          <table:table-cell table:style-name="ce21" office:value-type="float" office:value="2012" calcext:value-type="float">
            <text:p>2012</text:p>
          </table:table-cell>
          <table:table-cell table:style-name="ce21" table:content-validation-name="val1" office:value-type="string" calcext:value-type="string">
            <text:p>Animated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Ralph Breaks the Internet</text:p>
          </table:table-cell>
          <table:table-cell table:style-name="ce22" office:value-type="float" office:value="2018" calcext:value-type="float">
            <text:p>2018</text:p>
          </table:table-cell>
          <table:table-cell table:style-name="ce22" table:content-validation-name="val1" office:value-type="string" calcext:value-type="string">
            <text:p>Animated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X-Men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X-Men</text:p>
          </table:table-cell>
          <table:table-cell table:style-name="ce18" office:value-type="float" office:value="2000" calcext:value-type="float">
            <text:p>2000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X2</text:p>
          </table:table-cell>
          <table:table-cell table:style-name="ce19" office:value-type="float" office:value="2003" calcext:value-type="float">
            <text:p>200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X-Men: The Last Stand</text:p>
          </table:table-cell>
          <table:table-cell table:style-name="ce18" office:value-type="float" office:value="2006" calcext:value-type="float">
            <text:p>200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X-Men Origins: Wolverine</text:p>
          </table:table-cell>
          <table:table-cell table:style-name="ce19" office:value-type="float" office:value="2009" calcext:value-type="float">
            <text:p>2009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X-Men: First Class</text:p>
          </table:table-cell>
          <table:table-cell table:style-name="ce18" office:value-type="float" office:value="2011" calcext:value-type="float">
            <text:p>201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The Wolverine</text:p>
          </table:table-cell>
          <table:table-cell table:style-name="ce19" office:value-type="float" office:value="2013" calcext:value-type="float">
            <text:p>2013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X-Men: Days of Future Past</text:p>
          </table:table-cell>
          <table:table-cell table:style-name="ce18" office:value-type="float" office:value="2014" calcext:value-type="float">
            <text:p>2014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Deadpool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X-Men: Apocalypse</text:p>
          </table:table-cell>
          <table:table-cell table:style-name="ce18" office:value-type="float" office:value="2016" calcext:value-type="float">
            <text:p>2016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Logan</text:p>
          </table:table-cell>
          <table:table-cell table:style-name="ce19" office:value-type="float" office:value="2017" calcext:value-type="float">
            <text:p>2017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eadpool 2</text:p>
          </table:table-cell>
          <table:table-cell table:style-name="ce18" office:value-type="float" office:value="2018" calcext:value-type="float">
            <text:p>201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Once Upon a Deadpool</text:p>
          </table:table-cell>
          <table:table-cell table:style-name="ce19" office:value-type="float" office:value="2018" calcext:value-type="float">
            <text:p>2018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pin-Off</text:p>
          </table:table-cell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Dark Phoenix</text:p>
          </table:table-cell>
          <table:table-cell table:style-name="ce18" office:value-type="float" office:value="2019" calcext:value-type="float">
            <text:p>2019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XXX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xXx</text:p>
          </table:table-cell>
          <table:table-cell table:style-name="ce21" office:value-type="float" office:value="2002" calcext:value-type="float">
            <text:p>2002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xXx: State of the Union</text:p>
          </table:table-cell>
          <table:table-cell table:style-name="ce22" office:value-type="float" office:value="2005" calcext:value-type="float">
            <text:p>200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xXx: Return of Xander Cage</text:p>
          </table:table-cell>
          <table:table-cell table:style-name="ce21" office:value-type="float" office:value="2017" calcext:value-type="float">
            <text:p>2017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Y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3" office:value-type="string" calcext:value-type="string">
            <text:p>Young Guns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Young Guns</text:p>
          </table:table-cell>
          <table:table-cell table:style-name="ce18" office:value-type="float" office:value="1988" calcext:value-type="float">
            <text:p>1988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Young Guns II</text:p>
          </table:table-cell>
          <table:table-cell table:style-name="ce19" office:value-type="float" office:value="1990" calcext:value-type="float">
            <text:p>1990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2" office:value-type="string" calcext:value-type="string">
            <text:p>Z</text:p>
          </table:table-cell>
          <table:table-cell table:style-name="ce2" table:number-columns-repeated="2"/>
          <table:table-cell table:style-name="ce2" table:content-validation-name="val1"/>
          <table:table-cell table:style-name="ce2" table:content-validation-name="val2"/>
          <table:table-cell table:number-columns-repeated="1019"/>
        </table:table-row>
        <table:table-row table:style-name="ro2">
          <table:table-cell table:style-name="ce6" office:value-type="string" calcext:value-type="string">
            <text:p>Zombieland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Zombieland</text:p>
          </table:table-cell>
          <table:table-cell table:style-name="ce21" office:value-type="float" office:value="2009" calcext:value-type="float">
            <text:p>2009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Zombieland: Double Tap</text:p>
          </table:table-cell>
          <table:table-cell table:style-name="ce22" office:value-type="float" office:value="2019" calcext:value-type="float">
            <text:p>201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3" office:value-type="string" calcext:value-type="string">
            <text:p>Zoolander</text:p>
          </table:table-cell>
          <table:table-cell table:style-name="ce10"/>
          <table:table-cell table:style-name="ce17"/>
          <table:table-cell table:style-name="ce17" table:content-validation-name="val1"/>
          <table:table-cell table:style-name="ce17" table:content-validation-name="val2"/>
          <table:table-cell table:number-columns-repeated="1019"/>
        </table:table-row>
        <table:table-row table:style-name="ro2">
          <table:table-cell table:style-name="ce4"/>
          <table:table-cell table:style-name="ce11" office:value-type="string" calcext:value-type="string">
            <text:p>Zoolander</text:p>
          </table:table-cell>
          <table:table-cell table:style-name="ce18" office:value-type="float" office:value="2001" calcext:value-type="float">
            <text:p>2001</text:p>
          </table:table-cell>
          <table:table-cell table:style-name="ce18" table:content-validation-name="val1" office:value-type="string" calcext:value-type="string">
            <text:p>Live-Action</text:p>
          </table:table-cell>
          <table:table-cell table:style-name="ce18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5"/>
          <table:table-cell table:style-name="ce12" office:value-type="string" calcext:value-type="string">
            <text:p>Zoolander 2</text:p>
          </table:table-cell>
          <table:table-cell table:style-name="ce19" office:value-type="float" office:value="2016" calcext:value-type="float">
            <text:p>2016</text:p>
          </table:table-cell>
          <table:table-cell table:style-name="ce19" table:content-validation-name="val1" office:value-type="string" calcext:value-type="string">
            <text:p>Live-Action</text:p>
          </table:table-cell>
          <table:table-cell table:style-name="ce19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Zorro</text:p>
          </table:table-cell>
          <table:table-cell table:style-name="ce13"/>
          <table:table-cell table:style-name="ce20"/>
          <table:table-cell table:style-name="ce20" table:content-validation-name="val1"/>
          <table:table-cell table:style-name="ce20" table:content-validation-name="val2"/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ark of Zorro</text:p>
          </table:table-cell>
          <table:table-cell table:style-name="ce21" office:value-type="float" office:value="1920" calcext:value-type="float">
            <text:p>192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Don Q Son of Zorro</text:p>
          </table:table-cell>
          <table:table-cell table:style-name="ce22" office:value-type="float" office:value="1925" calcext:value-type="float">
            <text:p>1925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Bold Caballero</text:p>
          </table:table-cell>
          <table:table-cell table:style-name="ce21" office:value-type="float" office:value="1936" calcext:value-type="float">
            <text:p>1936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Zorro's Fighting Legion</text:p>
          </table:table-cell>
          <table:table-cell table:style-name="ce22" office:value-type="float" office:value="1939" calcext:value-type="float">
            <text:p>193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ark of Zorro</text:p>
          </table:table-cell>
          <table:table-cell table:style-name="ce21" office:value-type="float" office:value="1940" calcext:value-type="float">
            <text:p>1940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Zorro's Black Whip</text:p>
          </table:table-cell>
          <table:table-cell table:style-name="ce22" office:value-type="float" office:value="1944" calcext:value-type="float">
            <text:p>1944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Sign of Zorro</text:p>
          </table:table-cell>
          <table:table-cell table:style-name="ce21" office:value-type="float" office:value="1958" calcext:value-type="float">
            <text:p>1958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Zorro, the Avenger</text:p>
          </table:table-cell>
          <table:table-cell table:style-name="ce22" office:value-type="float" office:value="1959" calcext:value-type="float">
            <text:p>1959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Origina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Mark of Zorro</text:p>
          </table:table-cell>
          <table:table-cell table:style-name="ce21" office:value-type="float" office:value="1974" calcext:value-type="float">
            <text:p>1974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Reboot</text:p>
          </table:table-cell>
          <table:table-cell table:number-columns-repeated="1019"/>
        </table:table-row>
        <table:table-row table:style-name="ro2">
          <table:table-cell table:style-name="ce8"/>
          <table:table-cell table:style-name="ce15" office:value-type="string" calcext:value-type="string">
            <text:p>The Mask of Zorro</text:p>
          </table:table-cell>
          <table:table-cell table:style-name="ce22" office:value-type="float" office:value="1998" calcext:value-type="float">
            <text:p>1998</text:p>
          </table:table-cell>
          <table:table-cell table:style-name="ce22" table:content-validation-name="val1" office:value-type="string" calcext:value-type="string">
            <text:p>Live-Action</text:p>
          </table:table-cell>
          <table:table-cell table:style-name="ce22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>
          <table:table-cell table:style-name="ce7"/>
          <table:table-cell table:style-name="ce14" office:value-type="string" calcext:value-type="string">
            <text:p>The Legend of Zorro</text:p>
          </table:table-cell>
          <table:table-cell table:style-name="ce21" office:value-type="float" office:value="2005" calcext:value-type="float">
            <text:p>2005</text:p>
          </table:table-cell>
          <table:table-cell table:style-name="ce21" table:content-validation-name="val1" office:value-type="string" calcext:value-type="string">
            <text:p>Live-Action</text:p>
          </table:table-cell>
          <table:table-cell table:style-name="ce21" table:content-validation-name="val2" office:value-type="string" calcext:value-type="string">
            <text:p>Sequel</text:p>
          </table:table-cell>
          <table:table-cell table:number-columns-repeated="1019"/>
        </table:table-row>
        <table:table-row table:style-name="ro2" table:number-rows-repeated="337">
          <table:table-cell table:style-name="ce9"/>
          <table:table-cell table:style-name="ce16"/>
          <table:table-cell table:style-name="ce23"/>
          <table:table-cell table:style-name="ce23" table:content-validation-name="val1"/>
          <table:table-cell table:style-name="ce23" table:content-validation-name="val2"/>
          <table:table-cell table:number-columns-repeated="1019"/>
        </table:table-row>
        <table:table-row table:style-name="ro3" table:number-rows-repeated="104608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Z_6CF1ABFB_A00E_4F03_96B9_BC66D19C55DE_.wvu.FilterData" table:base-cell-address="$'Official Collections'.$A$1" table:cell-range-address="$'Official Collections'.$A$1:.$E$2149"/>
          <table:named-range table:name="Z_EFAC5E7D_79F0_450F_A993_F1154A55FBFA_.wvu.FilterData" table:base-cell-address="$'Official Collections'.$A$1" table:cell-range-address="$'Official Collections'.$A$1:.$E$2149"/>
        </table:named-expressions>
      </table:table>
      <table:table table:name="Unofficial Collections" table:style-name="ta2"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Collection Name</text:p>
          </table:table-cell>
          <table:table-cell table:style-name="ce1" office:value-type="string" calcext:value-type="string">
            <text:p>Movies</text:p>
          </table:table-cell>
          <table:table-cell table:style-name="ce1" office:value-type="string" calcext:value-type="string">
            <text:p>Year</text:p>
          </table:table-cell>
          <table:table-cell table:style-name="ce1" office:value-type="string" calcext:value-type="string">
            <text:p>Style</text:p>
          </table:table-cell>
          <table:table-cell table:style-name="ce1" office:value-type="string" calcext:value-type="string">
            <text:p>Movie Type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Christmas</text:p>
          </table:table-cell>
          <table:table-cell table:style-name="ce16"/>
          <table:table-cell table:style-name="ce23"/>
          <table:table-cell table:style-name="ce23" table:content-validation-name="val3"/>
          <table:table-cell table:style-name="ce23" table:content-validation-name="val4"/>
          <table:table-cell table:number-columns-repeated="1019"/>
        </table:table-row>
        <table:table-row table:style-name="ro2" table:number-rows-repeated="1498">
          <table:table-cell table:style-name="ce9"/>
          <table:table-cell table:style-name="ce16"/>
          <table:table-cell table:style-name="ce23"/>
          <table:table-cell table:style-name="ce23" table:content-validation-name="val3"/>
          <table:table-cell table:style-name="ce23" table:content-validation-name="val4"/>
          <table:table-cell table:number-columns-repeated="1019"/>
        </table:table-row>
        <table:table-row table:style-name="ro3" table:number-rows-repeated="10470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o Be Added" table:style-name="ta3">
        <table:table-column table:style-name="co9" table:default-cell-style-name="Default"/>
        <table:table-column table:style-name="co6" table:number-columns-repeated="1023" table:default-cell-style-name="Default"/>
        <table:table-row table:style-name="ro1">
          <table:table-cell table:style-name="ce24" office:value-type="string" calcext:value-type="string">
            <text:p>Things to Do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- need to add tv shows</text:p>
          </table:table-cell>
          <table:table-cell table:number-columns-repeated="1023"/>
        </table:table-row>
        <table:table-row table:style-name="ro1">
          <table:table-cell table:style-name="ce25" office:value-type="string" calcext:value-type="string">
            <text:p>- need to change some "remakes" to "reboots"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 table:style-name="ce26" office:value-type="string" calcext:value-type="string">
            <text:p><text:a xlink:href="https://pastebin.com/ywdaiecz" xlink:type="simple">https://pastebin.com/ywdaiecz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6" office:value-type="string" calcext:value-type="string">
            <text:p><text:a xlink:href="https://drive.google.com/open?id=1s18FtvUpTdF07VYKEodVHWVR0HlRoszD" xlink:type="simple">https://drive.google.com/open?id=1s18FtvUpTdF07VYKEodVHWVR0HlRoszD</text:a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 table:style-name="ce25" office:value-type="string" calcext:value-type="string">
            <text:p>pixar</text:p>
          </table:table-cell>
          <table:table-cell table:number-columns-repeated="1023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fficial_20_Collections" style:display-name="PageStyle_Official Coll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Unofficial_20_Collections" style:display-name="PageStyle_Unofficial Collectio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_20_Be_20_Added" style:display-name="PageStyle_To Be Ad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7388" meta:object-count="0"/>
    <meta:generator>LibreOfficeDev/6.0.5.2$Linux_X86_64 LibreOffice_project/</meta:generator>
  </office:meta>
</office:document-meta>
</file>